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75.46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true"/>
    </style:style>
    <style:style style:name="ro8" style:family="table-row">
      <style:table-row-properties style:row-height="10.85mm" fo:break-before="auto" style:use-optimal-row-height="false"/>
    </style:style>
    <style:style style:name="ro9" style:family="table-row">
      <style:table-row-properties style:row-height="5.17mm" fo:break-before="auto" style:use-optimal-row-height="true"/>
    </style:style>
    <style:style style:name="ro10" style:family="table-row">
      <style:table-row-properties style:row-height="4.52m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71mm"/>
    </style:style>
    <style:style style:name="ce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0" style:family="table-cell" style:parent-style-name="Default">
      <style:table-cell-properties fo:background-color="#999999" fo:padding="0.71mm"/>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71mm"/>
    </style:style>
    <style:style style:name="ce14"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fo:background-color="#9999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6"/>
      <style:map style:condition="cell-content()=&quot;Done&quot;" style:apply-style-name="Excel_5f_CondFormat_5f_2_5f_2_5f_2" style:base-cell-address="Status.F26"/>
      <style:map style:condition="cell-content()=&quot;Ongoing&quot;" style:apply-style-name="Excel_5f_CondFormat_5f_2_5f_2_5f_3" style:base-cell-address="Status.F26"/>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9"/>
      <style:map style:condition="cell-content()=&quot;Done&quot;" style:apply-style-name="Excel_5f_CondFormat_5f_2_5f_3_5f_2" style:base-cell-address="Status.F39"/>
      <style:map style:condition="cell-content()=&quot;Ongoing&quot;" style:apply-style-name="Excel_5f_CondFormat_5f_2_5f_3_5f_3" style:base-cell-address="Status.F39"/>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8"/>
      <style:map style:condition="cell-content()=&quot;Done&quot;" style:apply-style-name="Excel_5f_CondFormat_5f_2_5f_4_5f_2" style:base-cell-address="Status.F48"/>
      <style:map style:condition="cell-content()=&quot;Ongoing&quot;" style:apply-style-name="Excel_5f_CondFormat_5f_2_5f_4_5f_3" style:base-cell-address="Status.F48"/>
    </style:style>
    <style:style style:name="ce31" style:family="table-cell" style:parent-style-name="Default" style:data-style-name="N100">
      <style:table-cell-properties style:glyph-orientation-vertical="0" fo:background-color="#9999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2"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3"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Fill your Project Number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Put your Project Mentor (spons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2"/>
        <table:table-column table:style-name="co10" table:default-cell-style-name="ce2"/>
        <table:table-column table:style-name="co8" table:number-columns-repeated="2" table:default-cell-style-name="ce32"/>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PROJECT NUMBER" calcext:value-type="string">
            <text:p>PROJECT NUMBER</text:p>
          </table:table-cell>
          <table:table-cell table:style-name="ce11" office:value-type="string" calcext:value-type="string">
            <text:p>SS05</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1" office:value-type="string" calcext:value-type="string">
            <text:p>Fine grained Data visualization</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11" office:value-type="string" calcext:value-type="string">
            <text:p>Dr. Kamal Karlapalem</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5" office:value-type="string" calcext:value-type="string">
            <text:p>Comments</text:p>
          </table:table-cell>
          <table:table-cell table:style-name="ce33" office:value-type="string" calcext:value-type="string">
            <text:p>Estimation error</text:p>
          </table:table-cell>
          <table:table-cell table:style-name="ce33" office:value-type="string" calcext:value-type="string">
            <text:p>Estimation error %</text:p>
          </table:table-cell>
          <table:table-cell table:style-name="ce35"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number-columns-repeated="3"/>
              <table:table-cell table:style-name="ce24" table:content-validation-name="val2"/>
              <table:table-cell table:style-name="ce12"/>
              <table:table-cell table:style-name="ce15" table:number-columns-repeated="2"/>
              <table:table-cell table:style-name="ce12" table:number-columns-repeated="1015"/>
            </table:table-row>
            <table:table-row table:style-name="ro2">
              <table:table-cell table:style-name="ce7" office:value-type="string" calcext:value-type="string">
                <text:p>Week 1 (August 8- <text:s/>August 14)</text:p>
              </table:table-cell>
              <table:table-cell table:style-name="ce13" table:content-validation-name="val1"/>
              <table:table-cell table:style-name="ce16"/>
              <table:table-cell table:style-name="ce21" table:number-columns-repeated="2"/>
              <table:table-cell table:style-name="ce25" table:content-validation-name="val2"/>
              <table:table-cell table:style-name="ce13"/>
              <table:table-cell table:style-name="ce34" table:formula="of:=IF(OR([.D7]=&quot;&quot;;[.E7]=&quot;&quot;);&quot;&quot;;[.D7]-[.E7])">
                <text:p/>
              </table:table-cell>
              <table:table-cell table:style-name="ce34" table:formula="of:=IF(OR([.H7]=&quot;&quot;;[.E7]=0);&quot;&quot;;ABS([.H7])/[.E7]*100)">
                <text:p/>
              </table:table-cell>
              <table:table-cell table:number-columns-repeated="1015"/>
            </table:table-row>
            <table:table-row table:style-name="ro2">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7" office:value-type="string" calcext:value-type="string">
                <text:p>mohit</text:p>
              </table:table-cell>
              <table:table-cell table:style-name="ce17" office:value-type="float" office:value="0.5" calcext:value-type="float">
                <text:p>0.5</text:p>
              </table:table-cell>
              <table:table-cell table:style-name="ce17" office:value-type="float" office:value="0.3" calcext:value-type="float">
                <text:p>0.3</text:p>
              </table:table-cell>
              <table:table-cell table:style-name="ce26" table:content-validation-name="val2" office:value-type="string" calcext:value-type="string">
                <text:p>Done</text:p>
              </table:table-cell>
              <table:table-cell table:style-name="ce8"/>
              <table:table-cell table:style-name="ce34" table:formula="of:=IF(OR([.D8]=&quot;&quot;;[.E8]=&quot;&quot;);&quot;&quot;;[.D8]-[.E8])" office:value-type="float" office:value="0.2" calcext:value-type="float">
                <text:p>0.2</text:p>
              </table:table-cell>
              <table:table-cell table:style-name="ce34" table:formula="of:=IF(OR([.H8]=&quot;&quot;;[.E8]=0);&quot;&quot;;ABS([.H8])/[.E8]*100)" office:value-type="float" office:value="66.6666666666667" calcext:value-type="float">
                <text:p>66.6666666667</text:p>
              </table:table-cell>
              <table:table-cell table:number-columns-repeated="1015"/>
            </table:table-row>
            <table:table-row table:style-name="ro9">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ce17" office:value-type="string" calcext:value-type="string">
                <text:p>nikhil</text:p>
              </table:table-cell>
              <table:table-cell table:style-name="ce17" office:value-type="float" office:value="1" calcext:value-type="float">
                <text:p>1</text:p>
              </table:table-cell>
              <table:table-cell table:style-name="ce17" office:value-type="float" office:value="0.1" calcext:value-type="float">
                <text:p>0.1</text:p>
              </table:table-cell>
              <table:table-cell table:style-name="ce26" table:content-validation-name="val2" office:value-type="string" calcext:value-type="string">
                <text:p>Done</text:p>
              </table:table-cell>
              <table:table-cell table:style-name="ce8"/>
              <table:table-cell table:style-name="ce34" table:formula="of:=IF(OR([.D9]=&quot;&quot;;[.E9]=&quot;&quot;);&quot;&quot;;[.D9]-[.E9])" office:value-type="float" office:value="0.9" calcext:value-type="float">
                <text:p>0.9</text:p>
              </table:table-cell>
              <table:table-cell table:style-name="ce34" table:formula="of:=IF(OR([.H9]=&quot;&quot;;[.E9]=0);&quot;&quot;;ABS([.H9])/[.E9]*100)" office:value-type="float" office:value="900" calcext:value-type="float">
                <text:p>900</text:p>
              </table:table-cell>
              <table:table-cell table:number-columns-repeated="1015"/>
            </table:table-row>
            <table:table-row table:style-name="ro9">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7" office:value-type="string" calcext:value-type="string">
                <text:p>yash</text:p>
              </table:table-cell>
              <table:table-cell table:style-name="ce17" office:value-type="float" office:value="0.5" calcext:value-type="float">
                <text:p>0.5</text:p>
              </table:table-cell>
              <table:table-cell table:style-name="ce17" office:value-type="float" office:value="0.25" calcext:value-type="float">
                <text:p>0.25</text:p>
              </table:table-cell>
              <table:table-cell table:style-name="ce26" table:content-validation-name="val2" office:value-type="string" calcext:value-type="string">
                <text:p>Done</text:p>
              </table:table-cell>
              <table:table-cell table:style-name="ce8" office:value-type="string" calcext:value-type="string">
                <text:p>Make sure scoping questions are included</text:p>
              </table:table-cell>
              <table:table-cell table:style-name="ce34" table:formula="of:=IF(OR([.D10]=&quot;&quot;;[.E10]=&quot;&quot;);&quot;&quot;;[.D10]-[.E10])" office:value-type="float" office:value="0.25" calcext:value-type="float">
                <text:p>0.25</text:p>
              </table:table-cell>
              <table:table-cell table:style-name="ce34" table:formula="of:=IF(OR([.H10]=&quot;&quot;;[.E10]=0);&quot;&quot;;ABS([.H10])/[.E10]*100)" office:value-type="float" office:value="100" calcext:value-type="float">
                <text:p>100</text:p>
              </table:table-cell>
              <table:table-cell table:number-columns-repeated="1015"/>
            </table:table-row>
            <table:table-row table:style-name="ro2">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yash,nikhil,mohit</text:p>
              </table:table-cell>
              <table:table-cell table:style-name="ce17" office:value-type="float" office:value="18" calcext:value-type="float">
                <text:p>18</text:p>
              </table:table-cell>
              <table:table-cell table:style-name="ce17" office:value-type="float" office:value="14" calcext:value-type="float">
                <text:p>14</text:p>
              </table:table-cell>
              <table:table-cell table:style-name="ce26" table:content-validation-name="val2" office:value-type="string" calcext:value-type="string">
                <text:p>Ongoing</text:p>
              </table:table-cell>
              <table:table-cell table:style-name="ce8" office:value-type="string" calcext:value-type="string">
                <text:p>OpenGL – nikhil, openCV – yash,mohit</text:p>
              </table:table-cell>
              <table:table-cell table:style-name="ce34" table:formula="of:=IF(OR([.D11]=&quot;&quot;;[.E11]=&quot;&quot;);&quot;&quot;;[.D11]-[.E11])" office:value-type="float" office:value="4" calcext:value-type="float">
                <text:p>4</text:p>
              </table:table-cell>
              <table:table-cell table:style-name="ce34" table:formula="of:=IF(OR([.H11]=&quot;&quot;;[.E11]=0);&quot;&quot;;ABS([.H11])/[.E11]*100)" office:value-type="float" office:value="28.5714285714286" calcext:value-type="float">
                <text:p>28.5714285714</text:p>
              </table:table-cell>
              <table:table-cell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7" office:value-type="string" calcext:value-type="string">
                <text:p>mohit</text:p>
              </table:table-cell>
              <table:table-cell table:style-name="ce17" office:value-type="float" office:value="1.5" calcext:value-type="float">
                <text:p>1.5</text:p>
              </table:table-cell>
              <table:table-cell table:style-name="ce17"/>
              <table:table-cell table:style-name="ce26" table:content-validation-name="val2" office:value-type="string" calcext:value-type="string">
                <text:p>Delayed</text:p>
              </table:table-cell>
              <table:table-cell table:style-name="ce8" office:value-type="string" calcext:value-type="string">
                <text:p>Idea about the project not clear</text:p>
              </table:table-cell>
              <table:table-cell table:style-name="ce34" table:formula="of:=IF(OR([.D12]=&quot;&quot;;[.E12]=&quot;&quot;);&quot;&quot;;[.D12]-[.E12])">
                <text:p/>
              </table:table-cell>
              <table:table-cell table:style-name="ce34" table:formula="of:=IF(OR([.H12]=&quot;&quot;;[.E12]=0);&quot;&quot;;ABS([.H12])/[.E12]*100)">
                <text:p/>
              </table:table-cell>
              <table:table-cell table:number-columns-repeated="1015"/>
            </table:table-row>
            <table:table-row table:style-name="ro2">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7" office:value-type="string" calcext:value-type="string">
                <text:p>yash</text:p>
              </table:table-cell>
              <table:table-cell table:style-name="ce17" office:value-type="float" office:value="0.5" calcext:value-type="float">
                <text:p>0.5</text:p>
              </table:table-cell>
              <table:table-cell table:style-name="ce17"/>
              <table:table-cell table:style-name="ce26" table:content-validation-name="val2" office:value-type="string" calcext:value-type="string">
                <text:p>Done</text:p>
              </table:table-cell>
              <table:table-cell table:style-name="ce8" office:value-type="string" calcext:value-type="string">
                <text:p>Multiple roles are OK - think about role &amp; reponsibility distribution</text:p>
              </table:table-cell>
              <table:table-cell table:style-name="ce34" table:formula="of:=IF(OR([.D13]=&quot;&quot;;[.E13]=&quot;&quot;);&quot;&quot;;[.D13]-[.E13])">
                <text:p/>
              </table:table-cell>
              <table:table-cell table:style-name="ce34" table:formula="of:=IF(OR([.H13]=&quot;&quot;;[.E13]=0);&quot;&quot;;ABS([.H13])/[.E13]*100)">
                <text:p/>
              </table:table-cell>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7" office:value-type="string" calcext:value-type="string">
                <text:p>nikhil</text:p>
              </table:table-cell>
              <table:table-cell table:number-columns-repeated="2" office:value-type="float" office:value="4" calcext:value-type="float">
                <text:p>4</text:p>
              </table:table-cell>
              <table:table-cell table:style-name="ce27" table:content-validation-name="val2" office:value-type="string" calcext:value-type="string">
                <text:p>Done</text:p>
              </table:table-cell>
              <table:table-cell/>
              <table:table-cell table:style-name="ce34" table:formula="of:=IF(OR([.D14]=&quot;&quot;;[.E14]=&quot;&quot;);&quot;&quot;;[.D14]-[.E14])" office:value-type="float" office:value="0" calcext:value-type="float">
                <text:p>0</text:p>
              </table:table-cell>
              <table:table-cell table:style-name="ce34" table:formula="of:=IF(OR([.H14]=&quot;&quot;;[.E14]=0);&quot;&quot;;ABS([.H14])/[.E14]*100)" office:value-type="float" office:value="0" calcext:value-type="float">
                <text:p>0</text:p>
              </table:table-cell>
              <table:table-cell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yash</text:p>
              </table:table-cell>
              <table:table-cell office:value-type="float" office:value="0.5" calcext:value-type="float">
                <text:p>0.5</text:p>
              </table:table-cell>
              <table:table-cell office:value-type="float" office:value="0.4" calcext:value-type="float">
                <text:p>0.4</text:p>
              </table:table-cell>
              <table:table-cell table:style-name="ce27" table:content-validation-name="val2" office:value-type="string" calcext:value-type="string">
                <text:p>Done</text:p>
              </table:table-cell>
              <table:table-cell/>
              <table:table-cell table:style-name="ce34" table:formula="of:=IF(OR([.D15]=&quot;&quot;;[.E15]=&quot;&quot;);&quot;&quot;;[.D15]-[.E15])" office:value-type="float" office:value="0.1" calcext:value-type="float">
                <text:p>0.1</text:p>
              </table:table-cell>
              <table:table-cell table:style-name="ce34" table:formula="of:=IF(OR([.H15]=&quot;&quot;;[.E15]=0);&quot;&quot;;ABS([.H15])/[.E15]*100)" office:value-type="float" office:value="25" calcext:value-type="float">
                <text:p>25</text:p>
              </table:table-cell>
              <table:table-cell table:number-columns-repeated="1015"/>
            </table:table-row>
            <table:table-row table:style-name="ro9">
              <table:table-cell table:style-name="ce8" office:value-type="string" calcext:value-type="string">
                <text:p>client’s initial demand</text:p>
              </table:table-cell>
              <table:table-cell table:style-name="ce8" table:content-validation-name="val1" office:value-type="string" calcext:value-type="string">
                <text:p>Development</text:p>
              </table:table-cell>
              <table:table-cell table:style-name="ce17" office:value-type="string" calcext:value-type="string">
                <text:p>nikhil</text:p>
              </table:table-cell>
              <table:table-cell office:value-type="float" office:value="1" calcext:value-type="float">
                <text:p>1</text:p>
              </table:table-cell>
              <table:table-cell office:value-type="float" office:value="0.5" calcext:value-type="float">
                <text:p>0.5</text:p>
              </table:table-cell>
              <table:table-cell table:style-name="ce27" table:content-validation-name="val2" office:value-type="string" calcext:value-type="string">
                <text:p>Done</text:p>
              </table:table-cell>
              <table:table-cell office:value-type="string" calcext:value-type="string">
                <text:p>need to plot 1000 random points in a graph</text:p>
              </table:table-cell>
              <table:table-cell table:style-name="ce34" table:number-columns-repeated="2"/>
              <table:table-cell table:number-columns-repeated="1015"/>
            </table:table-row>
            <table:table-row table:style-name="ro2">
              <table:table-cell table:style-name="ce7" office:value-type="string" calcext:value-type="string">
                <text:p>Week 2 (August 15 - August <text:s/>21)</text:p>
              </table:table-cell>
              <table:table-cell table:style-name="ce13" table:content-validation-name="val1"/>
              <table:table-cell table:style-name="ce18" table:number-columns-repeated="2"/>
              <table:table-cell table:style-name="ce16"/>
              <table:table-cell table:style-name="ce25" table:content-validation-name="val2"/>
              <table:table-cell table:style-name="ce13"/>
              <table:table-cell table:style-name="ce34" table:formula="of:=IF(OR([.D17]=&quot;&quot;;[.E17]=&quot;&quot;);&quot;&quot;;[.D17]-[.E17])">
                <text:p/>
              </table:table-cell>
              <table:table-cell table:style-name="ce34" table:formula="of:=IF(OR([.H17]=&quot;&quot;;[.E17]=0);&quot;&quot;;ABS([.H17])/[.E17]*100)">
                <text:p/>
              </table:table-cell>
              <table:table-cell table:style-name="ce13" table:number-columns-repeated="1015"/>
            </table:table-row>
            <table:table-row table:style-name="ro9">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office:value-type="string" calcext:value-type="string">
                <text:p>mohit</text:p>
              </table:table-cell>
              <table:table-cell table:style-name="ce17" office:value-type="float" office:value="0.5" calcext:value-type="float">
                <text:p>0.5</text:p>
              </table:table-cell>
              <table:table-cell table:style-name="ce17" office:value-type="float" office:value="0.3" calcext:value-type="float">
                <text:p>0.3</text:p>
              </table:table-cell>
              <table:table-cell table:style-name="ce26" table:content-validation-name="val2" office:value-type="string" calcext:value-type="string">
                <text:p>Done</text:p>
              </table:table-cell>
              <table:table-cell table:style-name="ce8"/>
              <table:table-cell table:style-name="ce34" table:formula="of:=IF(OR(#REF!=&quot;&quot;;#REF!=&quot;&quot;);&quot;&quot;;#REF!-#REF!)" office:value-type="string" office:string-value="" calcext:value-type="error">
                <text:p>Err:504</text:p>
              </table:table-cell>
              <table:table-cell table:style-name="ce34" table:formula="of:=IF(OR([.H18]=&quot;&quot;;#REF!=0);&quot;&quot;;ABS([.H18])/#REF!*100)" office:value-type="string" office:string-value="" calcext:value-type="error">
                <text:p>Err:504</text:p>
              </table:table-cell>
              <table:table-cell table:number-columns-repeated="1015"/>
            </table:table-row>
            <table:table-row table:style-name="ro9">
              <table:table-cell table:style-name="ce8" office:value-type="string" calcext:value-type="string">
                <text:p>Study openCV</text:p>
              </table:table-cell>
              <table:table-cell table:style-name="ce8" table:content-validation-name="val1" office:value-type="string" calcext:value-type="string">
                <text:p>Preparation</text:p>
              </table:table-cell>
              <table:table-cell table:style-name="ce17" office:value-type="string" calcext:value-type="string">
                <text:p>mohit</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26" table:content-validation-name="val2" office:value-type="string" calcext:value-type="string">
                <text:p>Done</text:p>
              </table:table-cell>
              <table:table-cell table:style-name="ce8"/>
              <table:table-cell table:style-name="ce34" table:formula="of:=IF(OR(#REF!=&quot;&quot;;#REF!=&quot;&quot;);&quot;&quot;;#REF!-#REF!)" office:value-type="string" office:string-value="" calcext:value-type="error">
                <text:p>Err:504</text:p>
              </table:table-cell>
              <table:table-cell table:style-name="ce34" table:formula="of:=IF(OR([.H19]=&quot;&quot;;#REF!=0);&quot;&quot;;ABS([.H19])/#REF!*100)" office:value-type="string" office:string-value="" calcext:value-type="error">
                <text:p>Err:504</text:p>
              </table:table-cell>
              <table:table-cell table:number-columns-repeated="1015"/>
            </table:table-row>
            <table:table-row table:style-name="ro9">
              <table:table-cell table:style-name="ce8" office:value-type="string" calcext:value-type="string">
                <text:p>Research possibilities</text:p>
              </table:table-cell>
              <table:table-cell table:style-name="ce8" table:content-validation-name="val1" office:value-type="string" calcext:value-type="string">
                <text:p>Preparation</text:p>
              </table:table-cell>
              <table:table-cell table:style-name="ce17" office:value-type="string" calcext:value-type="string">
                <text:p>yash</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26" table:content-validation-name="val2" office:value-type="string" calcext:value-type="string">
                <text:p>Done</text:p>
              </table:table-cell>
              <table:table-cell table:style-name="ce8"/>
              <table:table-cell table:style-name="ce34" table:formula="of:=IF(OR(#REF!=&quot;&quot;;#REF!=&quot;&quot;);&quot;&quot;;#REF!-#REF!)" office:value-type="string" office:string-value="" calcext:value-type="error">
                <text:p>Err:504</text:p>
              </table:table-cell>
              <table:table-cell table:style-name="ce34" table:formula="of:=IF(OR([.H20]=&quot;&quot;;#REF!=0);&quot;&quot;;ABS([.H20])/#REF!*100)" office:value-type="string" office:string-value="" calcext:value-type="error">
                <text:p>Err:504</text:p>
              </table:table-cell>
              <table:table-cell table:number-columns-repeated="1015"/>
            </table:table-row>
            <table:table-row table:style-name="ro9">
              <table:table-cell table:style-name="ce8" office:value-type="string" calcext:value-type="string">
                <text:p>Minutes of meeting</text:p>
              </table:table-cell>
              <table:table-cell table:style-name="ce8" table:content-validation-name="val1" office:value-type="string" calcext:value-type="string">
                <text:p>Documentation</text:p>
              </table:table-cell>
              <table:table-cell table:style-name="ce17" office:value-type="string" calcext:value-type="string">
                <text:p>nikhil</text:p>
              </table:table-cell>
              <table:table-cell table:number-columns-repeated="2" table:style-name="ce17" office:value-type="float" office:value="1" calcext:value-type="float">
                <text:p>1</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yash</text:p>
              </table:table-cell>
              <table:table-cell table:style-name="ce17" office:value-type="float" office:value="1" calcext:value-type="float">
                <text:p>1</text:p>
              </table:table-cell>
              <table:table-cell table:style-name="ce17" office:value-type="float" office:value="0.5" calcext:value-type="float">
                <text:p>0.5</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table:style-name="ce8" office:value-type="string" calcext:value-type="string">
                <text:p>Team Meeting</text:p>
              </table:table-cell>
              <table:table-cell table:style-name="ce8" table:content-validation-name="val1" office:value-type="string" calcext:value-type="string">
                <text:p>Preparation</text:p>
              </table:table-cell>
              <table:table-cell table:style-name="ce17" office:value-type="string" calcext:value-type="string">
                <text:p>yash</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7" office:value-type="string" calcext:value-type="string">
                <text:p>mohit</text:p>
              </table:table-cell>
              <table:table-cell table:number-columns-repeated="2" table:style-name="ce17" office:value-type="float" office:value="2" calcext:value-type="float">
                <text:p>2</text:p>
              </table:table-cell>
              <table:table-cell table:style-name="ce26" table:content-validation-name="val2" office:value-type="string" calcext:value-type="string">
                <text:p>Delayed</text:p>
              </table:table-cell>
              <table:table-cell table:style-name="ce8" office:value-type="string" calcext:value-type="string">
                <text:p>Clients suggested new ideas</text:p>
              </table:table-cell>
              <table:table-cell table:style-name="ce34" table:number-columns-repeated="2"/>
              <table:table-cell table:number-columns-repeated="1015"/>
            </table:table-row>
            <table:table-row table:style-name="ro9">
              <table:table-cell table:style-name="ce8" office:value-type="string" calcext:value-type="string">
                <text:p>Research point plotting options</text:p>
              </table:table-cell>
              <table:table-cell table:style-name="ce8" table:content-validation-name="val1" office:value-type="string" calcext:value-type="string">
                <text:p>Preparation</text:p>
              </table:table-cell>
              <table:table-cell table:style-name="ce17" office:value-type="string" calcext:value-type="string">
                <text:p>nikhil</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table:style-name="ce7" office:value-type="string" calcext:value-type="string">
                <text:p>Week 3 (August 22 - sept 7)</text:p>
              </table:table-cell>
              <table:table-cell table:style-name="ce13" table:content-validation-name="val1"/>
              <table:table-cell table:style-name="ce18" table:number-columns-repeated="2"/>
              <table:table-cell table:style-name="ce16"/>
              <table:table-cell table:style-name="ce28" table:content-validation-name="val2"/>
              <table:table-cell table:style-name="ce13"/>
              <table:table-cell table:style-name="ce34" table:formula="of:=IF(OR(#REF!=&quot;&quot;;#REF!=&quot;&quot;);&quot;&quot;;#REF!-#REF!)" office:value-type="string" office:string-value="" calcext:value-type="error">
                <text:p>Err:504</text:p>
              </table:table-cell>
              <table:table-cell table:style-name="ce34" table:formula="of:=IF(OR([.H26]=&quot;&quot;;#REF!=0);&quot;&quot;;ABS([.H26])/#REF!*100)" office:value-type="string" office:string-value="" calcext:value-type="error">
                <text:p>Err:504</text:p>
              </table:table-cell>
              <table:table-cell table:number-columns-repeated="1015"/>
            </table:table-row>
            <table:table-row table:style-name="ro9">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7" office:value-type="string" calcext:value-type="string">
                <text:p>mohit</text:p>
              </table:table-cell>
              <table:table-cell table:style-name="ce17" office:value-type="float" office:value="0.5" calcext:value-type="float">
                <text:p>0.5</text:p>
              </table:table-cell>
              <table:table-cell table:style-name="ce17" office:value-type="float" office:value="0.2" calcext:value-type="float">
                <text:p>0.2</text:p>
              </table:table-cell>
              <table:table-cell table:style-name="ce26" table:content-validation-name="val2" office:value-type="string" calcext:value-type="string">
                <text:p>Done</text:p>
              </table:table-cell>
              <table:table-cell table:style-name="ce8"/>
              <table:table-cell table:style-name="ce34" table:formula="of:=IF(OR(#REF!=&quot;&quot;;#REF!=&quot;&quot;);&quot;&quot;;#REF!-#REF!)" office:value-type="string" office:string-value="" calcext:value-type="error">
                <text:p>Err:504</text:p>
              </table:table-cell>
              <table:table-cell table:style-name="ce34" table:formula="of:=IF(OR([.H27]=&quot;&quot;;#REF!=0);&quot;&quot;;ABS([.H27])/#REF!*100)" office:value-type="string" office:string-value="" calcext:value-type="error">
                <text:p>Err:504</text:p>
              </table:table-cell>
              <table:table-cell table:number-columns-repeated="1015"/>
            </table:table-row>
            <table:table-row table:style-name="ro9">
              <table:table-cell table:style-name="ce8" office:value-type="string" calcext:value-type="string">
                <text:p>Delunay triangulation</text:p>
              </table:table-cell>
              <table:table-cell table:style-name="ce8" table:content-validation-name="val1" office:value-type="string" calcext:value-type="string">
                <text:p>Development</text:p>
              </table:table-cell>
              <table:table-cell office:value-type="string" calcext:value-type="string">
                <text:p>mohit,nikhil</text:p>
              </table:table-cell>
              <table:table-cell office:value-type="float" office:value="5" calcext:value-type="float">
                <text:p>5</text:p>
              </table:table-cell>
              <table:table-cell office:value-type="float" office:value="3" calcext:value-type="float">
                <text:p>3</text:p>
              </table:table-cell>
              <table:table-cell table:style-name="ce27" table:content-validation-name="val2" office:value-type="string" calcext:value-type="string">
                <text:p>Done</text:p>
              </table:table-cell>
              <table:table-cell/>
              <table:table-cell table:style-name="ce34" table:formula="of:=IF(OR(#REF!=&quot;&quot;;#REF!=&quot;&quot;);&quot;&quot;;#REF!-#REF!)" office:value-type="string" office:string-value="" calcext:value-type="error">
                <text:p>Err:504</text:p>
              </table:table-cell>
              <table:table-cell table:style-name="ce34" table:formula="of:=IF(OR([.H28]=&quot;&quot;;#REF!=0);&quot;&quot;;ABS([.H28])/#REF!*100)" office:value-type="string" office:string-value="" calcext:value-type="error">
                <text:p>Err:504</text:p>
              </table:table-cell>
              <table:table-cell table:number-columns-repeated="1015"/>
            </table:table-row>
            <table:table-row table:style-name="ro9">
              <table:table-cell table:style-name="ce8" office:value-type="string" calcext:value-type="string">
                <text:p>Heat map</text:p>
              </table:table-cell>
              <table:table-cell table:style-name="ce8" table:content-validation-name="val1" office:value-type="string" calcext:value-type="string">
                <text:p>Development</text:p>
              </table:table-cell>
              <table:table-cell table:style-name="ce17" office:value-type="string" calcext:value-type="string">
                <text:p>yash</text:p>
              </table:table-cell>
              <table:table-cell table:style-name="ce17" office:value-type="float" office:value="5" calcext:value-type="float">
                <text:p>5</text:p>
              </table:table-cell>
              <table:table-cell table:style-name="ce17" office:value-type="float" office:value="3" calcext:value-type="float">
                <text:p>3</text:p>
              </table:table-cell>
              <table:table-cell table:style-name="ce26" table:content-validation-name="val2" office:value-type="string" calcext:value-type="string">
                <text:p>Done</text:p>
              </table:table-cell>
              <table:table-cell table:style-name="ce8"/>
              <table:table-cell table:style-name="ce34" table:formula="of:=IF(OR(#REF!=&quot;&quot;;#REF!=&quot;&quot;);&quot;&quot;;#REF!-#REF!)" office:value-type="string" office:string-value="" calcext:value-type="error">
                <text:p>Err:504</text:p>
              </table:table-cell>
              <table:table-cell table:style-name="ce34" table:formula="of:=IF(OR([.H29]=&quot;&quot;;#REF!=0);&quot;&quot;;ABS([.H29])/#REF!*100)" office:value-type="string" office:string-value="" calcext:value-type="error">
                <text:p>Err:504</text:p>
              </table:table-cell>
              <table:table-cell table:style-name="ce13"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7" office:value-type="string" calcext:value-type="string">
                <text:p>mohit</text:p>
              </table:table-cell>
              <table:table-cell table:style-name="ce17" office:value-type="float" office:value="1" calcext:value-type="float">
                <text:p>1</text:p>
              </table:table-cell>
              <table:table-cell table:style-name="ce17" office:value-type="float" office:value="0.5" calcext:value-type="float">
                <text:p>0.5</text:p>
              </table:table-cell>
              <table:table-cell table:style-name="ce26" table:content-validation-name="val2" office:value-type="string" calcext:value-type="string">
                <text:p>Done</text:p>
              </table:table-cell>
              <table:table-cell table:style-name="ce8"/>
              <table:table-cell table:style-name="ce34" table:number-columns-repeated="2"/>
              <table:table-cell table:style-name="ce13"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yash</text:p>
              </table:table-cell>
              <table:table-cell table:style-name="ce17" office:value-type="float" office:value="0.5" calcext:value-type="float">
                <text:p>0.5</text:p>
              </table:table-cell>
              <table:table-cell table:style-name="ce17" office:value-type="float" office:value="0.1" calcext:value-type="float">
                <text:p>0.1</text:p>
              </table:table-cell>
              <table:table-cell table:style-name="ce26" table:content-validation-name="val2" office:value-type="string" calcext:value-type="string">
                <text:p>Done</text:p>
              </table:table-cell>
              <table:table-cell table:style-name="ce8"/>
              <table:table-cell table:style-name="ce34" table:number-columns-repeated="2"/>
              <table:table-cell table:style-name="ce13" table:number-columns-repeated="1015"/>
            </table:table-row>
            <table:table-row table:style-name="ro9">
              <table:table-cell table:style-name="ce8" office:value-type="string" calcext:value-type="string">
                <text:p>SRS</text:p>
              </table:table-cell>
              <table:table-cell table:style-name="ce8" table:content-validation-name="val1" office:value-type="string" calcext:value-type="string">
                <text:p>Documentation</text:p>
              </table:table-cell>
              <table:table-cell table:style-name="ce17" office:value-type="string" calcext:value-type="string">
                <text:p>yash,nikhil,mohit</text:p>
              </table:table-cell>
              <table:table-cell table:number-columns-repeated="2" table:style-name="ce17" office:value-type="float" office:value="1.5" calcext:value-type="float">
                <text:p>1.5</text:p>
              </table:table-cell>
              <table:table-cell table:style-name="ce26" table:content-validation-name="val2" office:value-type="string" calcext:value-type="string">
                <text:p>Done</text:p>
              </table:table-cell>
              <table:table-cell table:style-name="ce8"/>
              <table:table-cell table:style-name="ce34" table:number-columns-repeated="2"/>
              <table:table-cell table:style-name="ce13" table:number-columns-repeated="1015"/>
            </table:table-row>
            <table:table-row table:style-name="ro9">
              <table:table-cell table:style-name="ce8" office:value-type="string" calcext:value-type="string">
                <text:p>Minutes of meeting</text:p>
              </table:table-cell>
              <table:table-cell table:style-name="ce8" table:content-validation-name="val1" office:value-type="string" calcext:value-type="string">
                <text:p>Documentation</text:p>
              </table:table-cell>
              <table:table-cell table:style-name="ce17" office:value-type="string" calcext:value-type="string">
                <text:p>nikhil</text:p>
              </table:table-cell>
              <table:table-cell table:style-name="ce17" office:value-type="float" office:value="0.5" calcext:value-type="float">
                <text:p>0.5</text:p>
              </table:table-cell>
              <table:table-cell table:style-name="ce17" office:value-type="float" office:value="0.1" calcext:value-type="float">
                <text:p>0.1</text:p>
              </table:table-cell>
              <table:table-cell table:style-name="ce26" table:content-validation-name="val2" office:value-type="string" calcext:value-type="string">
                <text:p>Done</text:p>
              </table:table-cell>
              <table:table-cell table:style-name="ce8"/>
              <table:table-cell table:style-name="ce34" table:number-columns-repeated="2"/>
              <table:table-cell table:style-name="ce13" table:number-columns-repeated="1015"/>
            </table:table-row>
            <table:table-row table:style-name="ro9">
              <table:table-cell table:style-name="ce8" office:value-type="string" calcext:value-type="string">
                <text:p>Explore suggested ideas</text:p>
              </table:table-cell>
              <table:table-cell table:style-name="ce8" table:content-validation-name="val1" office:value-type="string" calcext:value-type="string">
                <text:p>Preparation</text:p>
              </table:table-cell>
              <table:table-cell table:style-name="ce17" office:value-type="string" calcext:value-type="string">
                <text:p>yash,nikhil,mohit</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26" table:content-validation-name="val2" office:value-type="string" calcext:value-type="string">
                <text:p>Done</text:p>
              </table:table-cell>
              <table:table-cell table:style-name="ce8" office:value-type="string" calcext:value-type="string">
                <text:p>Explore ideas suggested by us to client</text:p>
              </table:table-cell>
              <table:table-cell table:style-name="ce34" table:number-columns-repeated="2"/>
              <table:table-cell table:style-name="ce13" table:number-columns-repeated="1015"/>
            </table:table-row>
          </table:table-row-group>
        </table:table-row-group>
        <table:table-row table:style-name="ro9">
          <table:table-cell table:style-name="ce7" office:value-type="string" calcext:value-type="string">
            <text:p>Week 4(sept12 – sept21)</text:p>
          </table:table-cell>
          <table:table-cell table:style-name="ce13" table:content-validation-name="val1"/>
          <table:table-cell table:style-name="ce16"/>
          <table:table-cell table:style-name="ce18"/>
          <table:table-cell table:style-name="ce16"/>
          <table:table-cell table:style-name="ce25" table:content-validation-name="val2"/>
          <table:table-cell table:style-name="ce13"/>
          <table:table-cell table:style-name="ce34" table:formula="of:=IF(OR([.D18]=&quot;&quot;;[.E18]=&quot;&quot;);&quot;&quot;;[.D18]-[.E18])" office:value-type="float" office:value="0.2" calcext:value-type="float">
            <text:p>0.2</text:p>
          </table:table-cell>
          <table:table-cell table:style-name="ce34" table:formula="of:=IF(OR([.H35]=&quot;&quot;;[.E18]=0);&quot;&quot;;ABS([.H35])/[.E18]*100)" office:value-type="float" office:value="66.6666666666666" calcext:value-type="float">
            <text:p>66.6666666667</text:p>
          </table:table-cell>
          <table:table-cell table:number-columns-repeated="1015"/>
        </table:table-row>
        <table:table-row table:style-name="ro9">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0.1" calcext:value-type="float">
            <text:p>0.1</text:p>
          </table:table-cell>
          <table:table-cell table:style-name="ce27" table:content-validation-name="val2" office:value-type="string" calcext:value-type="string">
            <text:p>Done</text:p>
          </table:table-cell>
          <table:table-cell/>
          <table:table-cell table:style-name="ce34" table:formula="of:=IF(OR([.D19]=&quot;&quot;;[.E19]=&quot;&quot;);&quot;&quot;;[.D19]-[.E19])" office:value-type="float" office:value="-1" calcext:value-type="float">
            <text:p>-1</text:p>
          </table:table-cell>
          <table:table-cell table:style-name="ce34" table:formula="of:=IF(OR([.H36]=&quot;&quot;;[.E19]=0);&quot;&quot;;ABS([.H36])/[.E19]*100)" office:value-type="float" office:value="20" calcext:value-type="float">
            <text:p>20</text:p>
          </table:table-cell>
          <table:table-cell table:number-columns-repeated="1015"/>
        </table:table-row>
        <table:table-row table:style-name="ro9">
          <table:table-cell office:value-type="string" calcext:value-type="string">
            <text:p>Improvising heatmap</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2" calcext:value-type="float">
            <text:p>2</text:p>
          </table:table-cell>
          <table:table-cell office:value-type="float" office:value="2.5" calcext:value-type="float">
            <text:p>2.5</text:p>
          </table:table-cell>
          <table:table-cell table:style-name="ce27" table:content-validation-name="val2" office:value-type="string" calcext:value-type="string">
            <text:p>Done</text:p>
          </table:table-cell>
          <table:table-cell/>
          <table:table-cell table:style-name="ce34" table:formula="of:=IF(OR([.D20]=&quot;&quot;;[.E20]=&quot;&quot;);&quot;&quot;;[.D20]-[.E20])" office:value-type="float" office:value="-1" calcext:value-type="float">
            <text:p>-1</text:p>
          </table:table-cell>
          <table:table-cell table:style-name="ce34" table:formula="of:=IF(OR([.H37]=&quot;&quot;;[.E20]=0);&quot;&quot;;ABS([.H37])/[.E20]*100)" office:value-type="float" office:value="25" calcext:value-type="float">
            <text:p>25</text:p>
          </table:table-cell>
          <table:table-cell table:number-columns-repeated="1015"/>
        </table:table-row>
        <table:table-row table:style-name="ro9">
          <table:table-cell office:value-type="string" calcext:value-type="string">
            <text:p>Improvising delunay triangulation</text:p>
          </table:table-cell>
          <table:table-cell table:content-validation-name="val1" office:value-type="string" calcext:value-type="string">
            <text:p>Development</text:p>
          </table:table-cell>
          <table:table-cell office:value-type="string" calcext:value-type="string">
            <text:p>nikhil,mohit</text:p>
          </table:table-cell>
          <table:table-cell office:value-type="float" office:value="3" calcext:value-type="float">
            <text:p>3</text:p>
          </table:table-cell>
          <table:table-cell office:value-type="float" office:value="2" calcext:value-type="float">
            <text:p>2</text:p>
          </table:table-cell>
          <table:table-cell table:style-name="ce27" table:content-validation-name="val2" office:value-type="string" calcext:value-type="string">
            <text:p>Done</text:p>
          </table:table-cell>
          <table:table-cell/>
          <table:table-cell table:style-name="ce34" table:number-columns-repeated="2"/>
          <table:table-cell table:number-columns-repeated="1015"/>
        </table:table-row>
        <table:table-row-group>
          <table:table-row-group>
            <table:table-row table:style-name="ro9">
              <table:table-cell table:style-name="ce7" office:value-type="string" calcext:value-type="string">
                <text:p>Week 5(sept22 – sept30)</text:p>
              </table:table-cell>
              <table:table-cell table:style-name="ce13" table:content-validation-name="val1"/>
              <table:table-cell table:style-name="ce18" table:number-columns-repeated="2"/>
              <table:table-cell table:style-name="ce16"/>
              <table:table-cell table:style-name="ce29" table:content-validation-name="val2"/>
              <table:table-cell table:style-name="ce13"/>
              <table:table-cell table:style-name="ce34" table:formula="of:=IF(OR([.D26]=&quot;&quot;;[.E26]=&quot;&quot;);&quot;&quot;;[.D26]-[.E26])">
                <text:p/>
              </table:table-cell>
              <table:table-cell table:style-name="ce34" table:formula="of:=IF(OR([.H39]=&quot;&quot;;[.E26]=0);&quot;&quot;;ABS([.H39])/[.E26]*100)">
                <text:p/>
              </table:table-cell>
              <table:table-cell table:style-name="ce13" table:number-columns-repeated="1015"/>
            </table:table-row>
          </table:table-row-group>
        </table:table-row-group>
        <table:table-row table:style-name="ro9">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mohit</text:p>
          </table:table-cell>
          <table:table-cell office:value-type="float" office:value="0.2" calcext:value-type="float">
            <text:p>0.2</text:p>
          </table:table-cell>
          <table:table-cell office:value-type="float" office:value="0.5" calcext:value-type="float">
            <text:p>0.5</text:p>
          </table:table-cell>
          <table:table-cell table:style-name="ce27" table:content-validation-name="val2" office:value-type="string" calcext:value-type="string">
            <text:p>Done</text:p>
          </table:table-cell>
          <table:table-cell/>
          <table:table-cell table:style-name="ce34" table:formula="of:=IF(OR([.D27]=&quot;&quot;;[.E27]=&quot;&quot;);&quot;&quot;;[.D27]-[.E27])" office:value-type="float" office:value="0.3" calcext:value-type="float">
            <text:p>0.3</text:p>
          </table:table-cell>
          <table:table-cell table:style-name="ce34" table:formula="of:=IF(OR([.H40]=&quot;&quot;;[.E27]=0);&quot;&quot;;ABS([.H40])/[.E27]*100)" office:value-type="float" office:value="150" calcext:value-type="float">
            <text:p>150</text:p>
          </table:table-cell>
          <table:table-cell table:number-columns-repeated="1015"/>
        </table:table-row>
        <table:table-row table:style-name="ro9">
          <table:table-cell office:value-type="string" calcext:value-type="string">
            <text:p>Extracting data from twitter and make heatmap</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2" calcext:value-type="float">
            <text:p>2</text:p>
          </table:table-cell>
          <table:table-cell office:value-type="float" office:value="5" calcext:value-type="float">
            <text:p>5</text:p>
          </table:table-cell>
          <table:table-cell table:style-name="ce27" table:content-validation-name="val2" office:value-type="string" calcext:value-type="string">
            <text:p>Done</text:p>
          </table:table-cell>
          <table:table-cell/>
          <table:table-cell table:style-name="ce34" table:formula="of:=IF(OR([.D28]=&quot;&quot;;[.E28]=&quot;&quot;);&quot;&quot;;[.D28]-[.E28])" office:value-type="float" office:value="2" calcext:value-type="float">
            <text:p>2</text:p>
          </table:table-cell>
          <table:table-cell table:style-name="ce34" table:formula="of:=IF(OR([.H41]=&quot;&quot;;[.E28]=0);&quot;&quot;;ABS([.H41])/[.E28]*100)" office:value-type="float" office:value="66.6666666666667" calcext:value-type="float">
            <text:p>66.6666666667</text:p>
          </table:table-cell>
          <table:table-cell table:number-columns-repeated="1015"/>
        </table:table-row>
        <table:table-row table:style-name="ro9">
          <table:table-cell office:value-type="string" calcext:value-type="string">
            <text:p>Detecting corner points</text:p>
          </table:table-cell>
          <table:table-cell table:content-validation-name="val1" office:value-type="string" calcext:value-type="string">
            <text:p>Development</text:p>
          </table:table-cell>
          <table:table-cell office:value-type="string" calcext:value-type="string">
            <text:p>mohit</text:p>
          </table:table-cell>
          <table:table-cell table:number-columns-repeated="2" office:value-type="float" office:value="1" calcext:value-type="float">
            <text:p>1</text:p>
          </table:table-cell>
          <table:table-cell table:style-name="ce27" table:content-validation-name="val2" office:value-type="string" calcext:value-type="string">
            <text:p>Done</text:p>
          </table:table-cell>
          <table:table-cell/>
          <table:table-cell table:style-name="ce34" table:number-columns-repeated="2"/>
          <table:table-cell table:number-columns-repeated="1015"/>
        </table:table-row>
        <table:table-row table:style-name="ro9">
          <table:table-cell office:value-type="string" calcext:value-type="string">
            <text:p>Animating denlunay triangulation</text:p>
          </table:table-cell>
          <table:table-cell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3" calcext:value-type="float">
            <text:p>3</text:p>
          </table:table-cell>
          <table:table-cell table:style-name="ce27" table:content-validation-name="val2" office:value-type="string" calcext:value-type="string">
            <text:p>Done</text:p>
          </table:table-cell>
          <table:table-cell/>
          <table:table-cell table:style-name="ce34" table:formula="of:=IF(OR([.D29]=&quot;&quot;;[.E29]=&quot;&quot;);&quot;&quot;;[.D29]-[.E29])" office:value-type="float" office:value="2" calcext:value-type="float">
            <text:p>2</text:p>
          </table:table-cell>
          <table:table-cell table:style-name="ce34" table:formula="of:=IF(OR([.H43]=&quot;&quot;;[.E29]=0);&quot;&quot;;ABS([.H43])/[.E29]*100)" office:value-type="float" office:value="66.6666666666667" calcext:value-type="float">
            <text:p>66.6666666667</text:p>
          </table:table-cell>
          <table:table-cell table:number-columns-repeated="1015"/>
        </table:table-row>
        <table:table-row table:style-name="ro9">
          <table:table-cell office:value-type="string" calcext:value-type="string">
            <text:p>Making 3D model of given points</text:p>
          </table:table-cell>
          <table:table-cell table:content-validation-name="val1" office:value-type="string" calcext:value-type="string">
            <text:p>Development</text:p>
          </table:table-cell>
          <table:table-cell office:value-type="string" calcext:value-type="string">
            <text:p>mohit</text:p>
          </table:table-cell>
          <table:table-cell office:value-type="float" office:value="1" calcext:value-type="float">
            <text:p>1</text:p>
          </table:table-cell>
          <table:table-cell office:value-type="float" office:value="2" calcext:value-type="float">
            <text:p>2</text:p>
          </table:table-cell>
          <table:table-cell table:style-name="ce27" table:content-validation-name="val2" office:value-type="string" calcext:value-type="string">
            <text:p>Done</text:p>
          </table:table-cell>
          <table:table-cell/>
          <table:table-cell table:style-name="ce34" table:number-columns-repeated="2"/>
          <table:table-cell table:number-columns-repeated="1015"/>
        </table:table-row>
        <table:table-row table:style-name="ro9">
          <table:table-cell office:value-type="string" calcext:value-type="string">
            <text:p>Implementing convex hull</text:p>
          </table:table-cell>
          <table:table-cell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0.3" calcext:value-type="float">
            <text:p>0.3</text:p>
          </table:table-cell>
          <table:table-cell table:style-name="ce27" table:content-validation-name="val2" office:value-type="string" calcext:value-type="string">
            <text:p>Done</text:p>
          </table:table-cell>
          <table:table-cell/>
          <table:table-cell table:style-name="ce34" table:number-columns-repeated="2"/>
          <table:table-cell table:number-columns-repeated="1015"/>
        </table:table-row>
        <table:table-row table:style-name="ro9">
          <table:table-cell office:value-type="string" calcext:value-type="string">
            <text:p>Making 3D heatmap of given 2D distribution</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3" calcext:value-type="float">
            <text:p>3</text:p>
          </table:table-cell>
          <table:table-cell office:value-type="float" office:value="5" calcext:value-type="float">
            <text:p>5</text:p>
          </table:table-cell>
          <table:table-cell table:style-name="ce27" table:content-validation-name="val2" office:value-type="string" calcext:value-type="string">
            <text:p>Done</text:p>
          </table:table-cell>
          <table:table-cell/>
          <table:table-cell table:style-name="ce34" table:number-columns-repeated="2"/>
          <table:table-cell table:number-columns-repeated="1015"/>
        </table:table-row>
        <table:table-row table:style-name="ro9">
          <table:table-cell office:value-type="string" calcext:value-type="string">
            <text:p>Implementing new type of data visualization technique</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2" calcext:value-type="float">
            <text:p>2</text:p>
          </table:table-cell>
          <table:table-cell office:value-type="float" office:value="4" calcext:value-type="float">
            <text:p>4</text:p>
          </table:table-cell>
          <table:table-cell table:style-name="ce27" table:content-validation-name="val2" office:value-type="string" calcext:value-type="string">
            <text:p>Done</text:p>
          </table:table-cell>
          <table:table-cell/>
          <table:table-cell table:style-name="ce34" table:number-columns-repeated="2"/>
          <table:table-cell table:number-columns-repeated="1015"/>
        </table:table-row>
        <table:table-row table:style-name="ro9">
          <table:table-cell table:style-name="ce7" office:value-type="string" calcext:value-type="string">
            <text:p>Week 6(oct1 – oct10)</text:p>
          </table:table-cell>
          <table:table-cell table:style-name="ce13" table:content-validation-name="val1"/>
          <table:table-cell table:style-name="ce18" table:number-columns-repeated="2"/>
          <table:table-cell table:style-name="ce16"/>
          <table:table-cell table:style-name="ce30" table:content-validation-name="val2"/>
          <table:table-cell table:style-name="ce13"/>
          <table:table-cell table:style-name="ce34" table:formula="of:=IF(OR([.D35]=&quot;&quot;;[.E35]=&quot;&quot;);&quot;&quot;;[.D35]-[.E35])">
            <text:p/>
          </table:table-cell>
          <table:table-cell table:style-name="ce34" table:formula="of:=IF(OR([.H48]=&quot;&quot;;[.E35]=0);&quot;&quot;;ABS([.H48])/[.E35]*100)">
            <text:p/>
          </table:table-cell>
          <table:table-cell table:number-columns-repeated="1015"/>
        </table:table-row>
        <table:table-row table:style-name="ro9">
          <table:table-cell office:value-type="string" calcext:value-type="string">
            <text:p>make ppt</text:p>
          </table:table-cell>
          <table:table-cell table:content-validation-name="val1" office:value-type="string" calcext:value-type="string">
            <text:p>Preparation</text:p>
          </table:table-cell>
          <table:table-cell office:value-type="string" calcext:value-type="string">
            <text:p>yash,mohit</text:p>
          </table:table-cell>
          <table:table-cell office:value-type="float" office:value="3" calcext:value-type="float">
            <text:p>3</text:p>
          </table:table-cell>
          <table:table-cell office:value-type="float" office:value="4" calcext:value-type="float">
            <text:p>4</text:p>
          </table:table-cell>
          <table:table-cell table:style-name="ce27" table:content-validation-name="val2" office:value-type="string" calcext:value-type="string">
            <text:p>Done</text:p>
          </table:table-cell>
          <table:table-cell/>
          <table:table-cell table:style-name="ce34" table:formula="of:=IF(OR([.D36]=&quot;&quot;;[.E36]=&quot;&quot;);&quot;&quot;;[.D36]-[.E36])" office:value-type="float" office:value="0" calcext:value-type="float">
            <text:p>0</text:p>
          </table:table-cell>
          <table:table-cell table:style-name="ce34" table:formula="of:=IF(OR([.H49]=&quot;&quot;;[.E36]=0);&quot;&quot;;ABS([.H49])/[.E36]*100)" office:value-type="float" office:value="0" calcext:value-type="float">
            <text:p>0</text:p>
          </table:table-cell>
          <table:table-cell table:number-columns-repeated="1015"/>
        </table:table-row>
        <table:table-row table:style-name="ro9">
          <table:table-cell office:value-type="string" calcext:value-type="string">
            <text:p>prepare for presentation</text:p>
          </table:table-cell>
          <table:table-cell table:content-validation-name="val1" office:value-type="string" calcext:value-type="string">
            <text:p>Preparation</text:p>
          </table:table-cell>
          <table:table-cell office:value-type="string" calcext:value-type="string">
            <text:p>yash,mohit,nikhil</text:p>
          </table:table-cell>
          <table:table-cell office:value-type="float" office:value="1" calcext:value-type="float">
            <text:p>1</text:p>
          </table:table-cell>
          <table:table-cell office:value-type="float" office:value="1.5" calcext:value-type="float">
            <text:p>1.5</text:p>
          </table:table-cell>
          <table:table-cell table:style-name="ce27" table:content-validation-name="val2" office:value-type="string" calcext:value-type="string">
            <text:p>Done</text:p>
          </table:table-cell>
          <table:table-cell/>
          <table:table-cell table:style-name="ce34" table:formula="of:=IF(OR([.D37]=&quot;&quot;;[.E37]=&quot;&quot;);&quot;&quot;;[.D37]-[.E37])" office:value-type="float" office:value="-0.5" calcext:value-type="float">
            <text:p>-0.5</text:p>
          </table:table-cell>
          <table:table-cell table:style-name="ce34" table:formula="of:=IF(OR([.H50]=&quot;&quot;;[.E37]=0);&quot;&quot;;ABS([.H50])/[.E37]*100)" office:value-type="float" office:value="20" calcext:value-type="float">
            <text:p>20</text:p>
          </table:table-cell>
          <table:table-cell table:number-columns-repeated="1015"/>
        </table:table-row>
        <table:table-row table:style-name="ro9">
          <table:table-cell office:value-type="string" calcext:value-type="string">
            <text:p>make website homepage</text:p>
          </table:table-cell>
          <table:table-cell table:content-validation-name="val1" office:value-type="string" calcext:value-type="string">
            <text:p>Development</text:p>
          </table:table-cell>
          <table:table-cell office:value-type="string" calcext:value-type="string">
            <text:p>mohit</text:p>
          </table:table-cell>
          <table:table-cell office:value-type="float" office:value="2" calcext:value-type="float">
            <text:p>2</text:p>
          </table:table-cell>
          <table:table-cell office:value-type="float" office:value="3" calcext:value-type="float">
            <text:p>3</text:p>
          </table:table-cell>
          <table:table-cell table:style-name="ce27" table:content-validation-name="val2" office:value-type="string" calcext:value-type="string">
            <text:p>Done</text:p>
          </table:table-cell>
          <table:table-cell/>
          <table:table-cell table:style-name="ce34" table:formula="of:=IF(OR([.D39]=&quot;&quot;;[.E39]=&quot;&quot;);&quot;&quot;;[.D39]-[.E39])">
            <text:p/>
          </table:table-cell>
          <table:table-cell table:style-name="ce34" table:formula="of:=IF(OR([.H51]=&quot;&quot;;[.E39]=0);&quot;&quot;;ABS([.H51])/[.E39]*100)">
            <text:p/>
          </table:table-cell>
          <table:table-cell table:number-columns-repeated="1015"/>
        </table:table-row>
        <table:table-row table:style-name="ro9">
          <table:table-cell table:style-name="ce10" office:value-type="string" calcext:value-type="string">
            <text:p>Week 7(oct 11- <text:s/>oct 18)</text:p>
          </table:table-cell>
          <table:table-cell table:style-name="ce10" table:content-validation-name="val1"/>
          <table:table-cell table:style-name="ce19" table:number-columns-repeated="3"/>
          <table:table-cell table:style-name="ce31" table:content-validation-name="val2"/>
          <table:table-cell table:style-name="ce10"/>
          <table:table-cell table:style-name="ce34" table:formula="of:=IF(OR([.D40]=&quot;&quot;;[.E40]=&quot;&quot;);&quot;&quot;;[.D40]-[.E40])" office:value-type="float" office:value="-0.3" calcext:value-type="float">
            <text:p>-0.3</text:p>
          </table:table-cell>
          <table:table-cell table:style-name="ce34" table:formula="of:=IF(OR([.H52]=&quot;&quot;;[.E40]=0);&quot;&quot;;ABS([.H52])/[.E40]*100)" office:value-type="float" office:value="60" calcext:value-type="float">
            <text:p>60</text:p>
          </table:table-cell>
          <table:table-cell table:number-columns-repeated="1015"/>
        </table:table-row>
        <table:table-row table:style-name="ro9">
          <table:table-cell table:style-name="ce8" office:value-type="string" calcext:value-type="string">
            <text:p>Learn OpenGL and identify wheather project can be done using it or not</text:p>
          </table:table-cell>
          <table:table-cell table:style-name="ce8" table:content-validation-name="val1" office:value-type="string" calcext:value-type="string">
            <text:p>Preparation</text:p>
          </table:table-cell>
          <table:table-cell table:style-name="ce17" office:value-type="string" calcext:value-type="string">
            <text:p>yash</text:p>
          </table:table-cell>
          <table:table-cell table:style-name="ce17" office:value-type="float" office:value="4" calcext:value-type="float">
            <text:p>4</text:p>
          </table:table-cell>
          <table:table-cell table:style-name="ce17" office:value-type="float" office:value="7" calcext:value-type="float">
            <text:p>7</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table:style-name="ce8" office:value-type="string" calcext:value-type="string">
            <text:p>Experiment with plotly</text:p>
          </table:table-cell>
          <table:table-cell table:style-name="ce8" table:content-validation-name="val1" office:value-type="string" calcext:value-type="string">
            <text:p>Preparation</text:p>
          </table:table-cell>
          <table:table-cell table:style-name="ce17" office:value-type="string" calcext:value-type="string">
            <text:p>nikhil</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office:value-type="string" calcext:value-type="string">
            <text:p>Learn how to integerate applications in DjangoPreparation</text:p>
          </table:table-cell>
          <table:table-cell table:content-validation-name="val1"/>
          <table:table-cell office:value-type="string" calcext:value-type="string">
            <text:p>mohit</text:p>
          </table:table-cell>
          <table:table-cell office:value-type="float" office:value="3" calcext:value-type="float">
            <text:p>3</text:p>
          </table:table-cell>
          <table:table-cell office:value-type="float" office:value="5" calcext:value-type="float">
            <text:p>5</text:p>
          </table:table-cell>
          <table:table-cell table:style-name="ce27" table:content-validation-name="val2" office:value-type="string" calcext:value-type="string">
            <text:p>Done</text:p>
          </table:table-cell>
          <table:table-cell/>
          <table:table-cell table:style-name="ce34" table:number-columns-repeated="2"/>
          <table:table-cell table:number-columns-repeated="1015"/>
        </table:table-row>
        <table:table-row table:style-name="ro9">
          <table:table-cell table:style-name="ce10" office:value-type="string" calcext:value-type="string">
            <text:p>Week 8 (oct 19- <text:s/>oct 26)</text:p>
          </table:table-cell>
          <table:table-cell table:style-name="ce10" table:content-validation-name="val1"/>
          <table:table-cell table:style-name="ce19" table:number-columns-repeated="3"/>
          <table:table-cell table:style-name="ce31" table:content-validation-name="val2"/>
          <table:table-cell table:style-name="ce10"/>
          <table:table-cell table:style-name="ce34" table:formula="of:=IF(OR([.D41]=&quot;&quot;;[.E41]=&quot;&quot;);&quot;&quot;;[.D41]-[.E41])" office:value-type="float" office:value="-3" calcext:value-type="float">
            <text:p>-3</text:p>
          </table:table-cell>
          <table:table-cell table:style-name="ce34" table:formula="of:=IF(OR([.H56]=&quot;&quot;;[.E41]=0);&quot;&quot;;ABS([.H56])/[.E41]*100)" office:value-type="float" office:value="60" calcext:value-type="float">
            <text:p>60</text:p>
          </table:table-cell>
          <table:table-cell table:number-columns-repeated="1015"/>
        </table:table-row>
        <table:table-row table:style-name="ro9">
          <table:table-cell table:style-name="ce8" office:value-type="string" calcext:value-type="string">
            <text:p>Learn three.js</text:p>
          </table:table-cell>
          <table:table-cell table:style-name="ce8" table:content-validation-name="val1" office:value-type="string" calcext:value-type="string">
            <text:p>Preparation</text:p>
          </table:table-cell>
          <table:table-cell table:style-name="ce17" office:value-type="string" calcext:value-type="string">
            <text:p>nikhil,mohit</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table:style-name="ce8" office:value-type="string" calcext:value-type="string">
            <text:p>Fill Documents</text:p>
          </table:table-cell>
          <table:table-cell table:style-name="ce8" table:content-validation-name="val1" office:value-type="string" calcext:value-type="string">
            <text:p>Documentation</text:p>
          </table:table-cell>
          <table:table-cell table:style-name="ce17" office:value-type="string" calcext:value-type="string">
            <text:p>yash,nikhil,mohit</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26" table:content-validation-name="val2" office:value-type="string" calcext:value-type="string">
            <text:p>Done</text:p>
          </table:table-cell>
          <table:table-cell table:style-name="ce8"/>
          <table:table-cell table:style-name="ce34" table:number-columns-repeated="2"/>
          <table:table-cell table:number-columns-repeated="1015"/>
        </table:table-row>
        <table:table-row table:style-name="ro9">
          <table:table-cell office:value-type="string" calcext:value-type="string">
            <text:p>Learn WebGL</text:p>
          </table:table-cell>
          <table:table-cell table:content-validation-name="val1" office:value-type="string" calcext:value-type="string">
            <text:p>Preparation</text:p>
          </table:table-cell>
          <table:table-cell office:value-type="string" calcext:value-type="string">
            <text:p>yash</text:p>
          </table:table-cell>
          <table:table-cell office:value-type="float" office:value="4" calcext:value-type="float">
            <text:p>4</text:p>
          </table:table-cell>
          <table:table-cell office:value-type="float" office:value="8" calcext:value-type="float">
            <text:p>8</text:p>
          </table:table-cell>
          <table:table-cell table:style-name="ce27" table:content-validation-name="val2" office:value-type="string" calcext:value-type="string">
            <text:p>Done</text:p>
          </table:table-cell>
          <table:table-cell/>
          <table:table-cell table:style-name="ce34" table:formula="of:=IF(OR([.D43]=&quot;&quot;;[.E43]=&quot;&quot;);&quot;&quot;;[.D43]-[.E43])" office:value-type="float" office:value="0" calcext:value-type="float">
            <text:p>0</text:p>
          </table:table-cell>
          <table:table-cell table:style-name="ce34" table:formula="of:=IF(OR([.H59]=&quot;&quot;;[.E43]=0);&quot;&quot;;ABS([.H59])/[.E43]*100)" office:value-type="float" office:value="0" calcext:value-type="float">
            <text:p>0</text:p>
          </table:table-cell>
          <table:table-cell table:number-columns-repeated="1015"/>
        </table:table-row>
        <table:table-row table:style-name="ro9">
          <table:table-cell table:style-name="ce10" office:value-type="string" calcext:value-type="string">
            <text:p>Week 9 (oct 27- <text:s/>Nov 5)</text:p>
          </table:table-cell>
          <table:table-cell table:style-name="ce10" table:content-validation-name="val1"/>
          <table:table-cell table:style-name="ce19" table:number-columns-repeated="3"/>
          <table:table-cell table:style-name="ce31" table:content-validation-name="val2"/>
          <table:table-cell table:style-name="ce10"/>
          <table:table-cell table:style-name="ce34" table:formula="of:=IF(OR([.D48]=&quot;&quot;;[.E48]=&quot;&quot;);&quot;&quot;;[.D48]-[.E48])">
            <text:p/>
          </table:table-cell>
          <table:table-cell table:style-name="ce34" table:formula="of:=IF(OR([.H60]=&quot;&quot;;[.E48]=0);&quot;&quot;;ABS([.H60])/[.E48]*100)">
            <text:p/>
          </table:table-cell>
          <table:table-cell table:number-columns-repeated="1015"/>
        </table:table-row>
        <table:table-row table:style-name="ro9">
          <table:table-cell office:value-type="string" calcext:value-type="string">
            <text:p>Integrate everything in Django</text:p>
          </table:table-cell>
          <table:table-cell table:content-validation-name="val1" office:value-type="string" calcext:value-type="string">
            <text:p>Development</text:p>
          </table:table-cell>
          <table:table-cell office:value-type="string" calcext:value-type="string">
            <text:p>mohit</text:p>
          </table:table-cell>
          <table:table-cell office:value-type="float" office:value="3" calcext:value-type="float">
            <text:p>3</text:p>
          </table:table-cell>
          <table:table-cell/>
          <table:table-cell table:style-name="ce27" table:content-validation-name="val2" office:value-type="string" calcext:value-type="string">
            <text:p>Planned</text:p>
          </table:table-cell>
          <table:table-cell/>
          <table:table-cell table:style-name="ce34" table:formula="of:=IF(OR([.D49]=&quot;&quot;;[.E49]=&quot;&quot;);&quot;&quot;;[.D49]-[.E49])" office:value-type="float" office:value="-1" calcext:value-type="float">
            <text:p>-1</text:p>
          </table:table-cell>
          <table:table-cell table:style-name="ce34" table:formula="of:=IF(OR([.H61]=&quot;&quot;;[.E49]=0);&quot;&quot;;ABS([.H61])/[.E49]*100)" office:value-type="float" office:value="25" calcext:value-type="float">
            <text:p>25</text:p>
          </table:table-cell>
          <table:table-cell table:number-columns-repeated="1015"/>
        </table:table-row>
        <table:table-row table:style-name="ro9">
          <table:table-cell office:value-type="string" calcext:value-type="string">
            <text:p>Create different visualizations</text:p>
          </table:table-cell>
          <table:table-cell table:content-validation-name="val1" office:value-type="string" calcext:value-type="string">
            <text:p>Development</text:p>
          </table:table-cell>
          <table:table-cell office:value-type="string" calcext:value-type="string">
            <text:p>yash,nikhil</text:p>
          </table:table-cell>
          <table:table-cell office:value-type="float" office:value="7" calcext:value-type="float">
            <text:p>7</text:p>
          </table:table-cell>
          <table:table-cell/>
          <table:table-cell table:style-name="ce27" table:content-validation-name="val2" office:value-type="string" calcext:value-type="string">
            <text:p>Planned</text:p>
          </table:table-cell>
          <table:table-cell/>
          <table:table-cell table:style-name="ce34" table:formula="of:=IF(OR([.D50]=&quot;&quot;;[.E50]=&quot;&quot;);&quot;&quot;;[.D50]-[.E50])" office:value-type="float" office:value="-0.5" calcext:value-type="float">
            <text:p>-0.5</text:p>
          </table:table-cell>
          <table:table-cell table:style-name="ce34" table:formula="of:=IF(OR([.H62]=&quot;&quot;;[.E50]=0);&quot;&quot;;ABS([.H62])/[.E50]*100)" office:value-type="float" office:value="33.3333333333333" calcext:value-type="float">
            <text:p>33.3333333333</text:p>
          </table:table-cell>
          <table:table-cell table:number-columns-repeated="1015"/>
        </table:table-row>
        <table:table-row table:style-name="ro9">
          <table:table-cell office:value-type="string" calcext:value-type="string">
            <text:p>Work on chosen visualization</text:p>
          </table:table-cell>
          <table:table-cell table:content-validation-name="val1" office:value-type="string" calcext:value-type="string">
            <text:p>Development</text:p>
          </table:table-cell>
          <table:table-cell office:value-type="string" calcext:value-type="string">
            <text:p>yash,nikhil,mohit</text:p>
          </table:table-cell>
          <table:table-cell office:value-type="float" office:value="6" calcext:value-type="float">
            <text:p>6</text:p>
          </table:table-cell>
          <table:table-cell/>
          <table:table-cell table:style-name="ce27" table:content-validation-name="val2" office:value-type="string" calcext:value-type="string">
            <text:p>Planned</text:p>
          </table:table-cell>
          <table:table-cell/>
          <table:table-cell table:style-name="ce34" table:formula="of:=IF(OR([.D51]=&quot;&quot;;[.E51]=&quot;&quot;);&quot;&quot;;[.D51]-[.E51])" office:value-type="float" office:value="-1" calcext:value-type="float">
            <text:p>-1</text:p>
          </table:table-cell>
          <table:table-cell table:style-name="ce34" table:formula="of:=IF(OR([.H63]=&quot;&quot;;[.E51]=0);&quot;&quot;;ABS([.H63])/[.E51]*100)" office:value-type="float" office:value="33.3333333333333" calcext:value-type="float">
            <text:p>33.3333333333</text:p>
          </table:table-cell>
          <table:table-cell table:number-columns-repeated="1015"/>
        </table:table-row>
        <table:table-row table:style-name="ro9">
          <table:table-cell office:value-type="string" calcext:value-type="string">
            <text:p>Do client meeting and show all visualizations</text:p>
          </table:table-cell>
          <table:table-cell table:content-validation-name="val1" office:value-type="string" calcext:value-type="string">
            <text:p>Requirements</text:p>
          </table:table-cell>
          <table:table-cell office:value-type="string" calcext:value-type="string">
            <text:p>yash,mohit,nikhil</text:p>
          </table:table-cell>
          <table:table-cell office:value-type="float" office:value="1" calcext:value-type="float">
            <text:p>1</text:p>
          </table:table-cell>
          <table:table-cell/>
          <table:table-cell table:style-name="ce27" table:content-validation-name="val2" office:value-type="string" calcext:value-type="string">
            <text:p>Planned</text:p>
          </table:table-cell>
          <table:table-cell/>
          <table:table-cell table:style-name="ce34" table:formula="of:=IF(OR([.D52]=&quot;&quot;;[.E52]=&quot;&quot;);&quot;&quot;;[.D52]-[.E52])">
            <text:p/>
          </table:table-cell>
          <table:table-cell table:style-name="ce34" table:formula="of:=IF(OR([.H64]=&quot;&quot;;[.E52]=0);&quot;&quot;;ABS([.H64])/[.E5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59]=&quot;&quot;;[.E59]=&quot;&quot;);&quot;&quot;;[.D59]-[.E59])" office:value-type="float" office:value="-4" calcext:value-type="float">
            <text:p>-4</text:p>
          </table:table-cell>
          <table:table-cell table:style-name="ce34" table:formula="of:=IF(OR([.H65]=&quot;&quot;;[.E59]=0);&quot;&quot;;ABS([.H65])/[.E59]*100)" office:value-type="float" office:value="50" calcext:value-type="float">
            <text:p>50</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0]=&quot;&quot;;[.E60]=&quot;&quot;);&quot;&quot;;[.D60]-[.E60])">
            <text:p/>
          </table:table-cell>
          <table:table-cell table:style-name="ce34" table:formula="of:=IF(OR([.H66]=&quot;&quot;;[.E60]=0);&quot;&quot;;ABS([.H66])/[.E6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1]=&quot;&quot;;[.E61]=&quot;&quot;);&quot;&quot;;[.D61]-[.E61])">
            <text:p/>
          </table:table-cell>
          <table:table-cell table:style-name="ce34" table:formula="of:=IF(OR([.H67]=&quot;&quot;;[.E61]=0);&quot;&quot;;ABS([.H67])/[.E6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2]=&quot;&quot;;[.E62]=&quot;&quot;);&quot;&quot;;[.D62]-[.E62])">
            <text:p/>
          </table:table-cell>
          <table:table-cell table:style-name="ce34" table:formula="of:=IF(OR([.H68]=&quot;&quot;;[.E62]=0);&quot;&quot;;ABS([.H68])/[.E6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3]=&quot;&quot;;[.E63]=&quot;&quot;);&quot;&quot;;[.D63]-[.E63])">
            <text:p/>
          </table:table-cell>
          <table:table-cell table:style-name="ce34" table:formula="of:=IF(OR([.H69]=&quot;&quot;;[.E63]=0);&quot;&quot;;ABS([.H69])/[.E6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4]=&quot;&quot;;[.E64]=&quot;&quot;);&quot;&quot;;[.D64]-[.E64])">
            <text:p/>
          </table:table-cell>
          <table:table-cell table:style-name="ce34" table:formula="of:=IF(OR([.H70]=&quot;&quot;;[.E64]=0);&quot;&quot;;ABS([.H70])/[.E6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REF!]=&quot;&quot;;[#REF!]=&quot;&quot;);&quot;&quot;;[#REF!]-[#REF!])" office:value-type="string" office:string-value="" calcext:value-type="error">
            <text:p>#REF!</text:p>
          </table:table-cell>
          <table:table-cell table:style-name="ce34" table:formula="of:=IF(OR([.H71]=&quot;&quot;;[#REF!]=0);&quot;&quot;;ABS([.H71])/[#REF!]*100)" office:value-type="string" office:string-value="" calcext:value-type="error">
            <text:p>#REF!</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REF!]=&quot;&quot;;[#REF!]=&quot;&quot;);&quot;&quot;;[#REF!]-[#REF!])" office:value-type="string" office:string-value="" calcext:value-type="error">
            <text:p>#REF!</text:p>
          </table:table-cell>
          <table:table-cell table:style-name="ce34" table:formula="of:=IF(OR([.H72]=&quot;&quot;;[#REF!]=0);&quot;&quot;;ABS([.H72])/[#REF!]*100)" office:value-type="string" office:string-value="" calcext:value-type="error">
            <text:p>#REF!</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5]=&quot;&quot;;[.E65]=&quot;&quot;);&quot;&quot;;[.D65]-[.E65])">
            <text:p/>
          </table:table-cell>
          <table:table-cell table:style-name="ce34" table:formula="of:=IF(OR([.H73]=&quot;&quot;;[.E65]=0);&quot;&quot;;ABS([.H73])/[.E6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6]=&quot;&quot;;[.E66]=&quot;&quot;);&quot;&quot;;[.D66]-[.E66])">
            <text:p/>
          </table:table-cell>
          <table:table-cell table:style-name="ce34" table:formula="of:=IF(OR([.H74]=&quot;&quot;;[.E66]=0);&quot;&quot;;ABS([.H74])/[.E6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7]=&quot;&quot;;[.E67]=&quot;&quot;);&quot;&quot;;[.D67]-[.E67])">
            <text:p/>
          </table:table-cell>
          <table:table-cell table:style-name="ce34" table:formula="of:=IF(OR([.H75]=&quot;&quot;;[.E67]=0);&quot;&quot;;ABS([.H75])/[.E6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8]=&quot;&quot;;[.E68]=&quot;&quot;);&quot;&quot;;[.D68]-[.E68])">
            <text:p/>
          </table:table-cell>
          <table:table-cell table:style-name="ce34" table:formula="of:=IF(OR([.H76]=&quot;&quot;;[.E68]=0);&quot;&quot;;ABS([.H76])/[.E6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69]=&quot;&quot;;[.E69]=&quot;&quot;);&quot;&quot;;[.D69]-[.E69])">
            <text:p/>
          </table:table-cell>
          <table:table-cell table:style-name="ce34" table:formula="of:=IF(OR([.H77]=&quot;&quot;;[.E69]=0);&quot;&quot;;ABS([.H77])/[.E6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0]=&quot;&quot;;[.E70]=&quot;&quot;);&quot;&quot;;[.D70]-[.E70])">
            <text:p/>
          </table:table-cell>
          <table:table-cell table:style-name="ce34" table:formula="of:=IF(OR([.H78]=&quot;&quot;;[.E70]=0);&quot;&quot;;ABS([.H78])/[.E7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1]=&quot;&quot;;[.E71]=&quot;&quot;);&quot;&quot;;[.D71]-[.E71])">
            <text:p/>
          </table:table-cell>
          <table:table-cell table:style-name="ce34" table:formula="of:=IF(OR([.H79]=&quot;&quot;;[.E71]=0);&quot;&quot;;ABS([.H79])/[.E7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2]=&quot;&quot;;[.E72]=&quot;&quot;);&quot;&quot;;[.D72]-[.E72])">
            <text:p/>
          </table:table-cell>
          <table:table-cell table:style-name="ce34" table:formula="of:=IF(OR([.H80]=&quot;&quot;;[.E72]=0);&quot;&quot;;ABS([.H80])/[.E7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3]=&quot;&quot;;[.E73]=&quot;&quot;);&quot;&quot;;[.D73]-[.E73])">
            <text:p/>
          </table:table-cell>
          <table:table-cell table:style-name="ce34" table:formula="of:=IF(OR([.H81]=&quot;&quot;;[.E73]=0);&quot;&quot;;ABS([.H81])/[.E7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4]=&quot;&quot;;[.E74]=&quot;&quot;);&quot;&quot;;[.D74]-[.E74])">
            <text:p/>
          </table:table-cell>
          <table:table-cell table:style-name="ce34" table:formula="of:=IF(OR([.H82]=&quot;&quot;;[.E74]=0);&quot;&quot;;ABS([.H82])/[.E7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5]=&quot;&quot;;[.E75]=&quot;&quot;);&quot;&quot;;[.D75]-[.E75])">
            <text:p/>
          </table:table-cell>
          <table:table-cell table:style-name="ce34" table:formula="of:=IF(OR([.H83]=&quot;&quot;;[.E75]=0);&quot;&quot;;ABS([.H83])/[.E7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6]=&quot;&quot;;[.E76]=&quot;&quot;);&quot;&quot;;[.D76]-[.E76])">
            <text:p/>
          </table:table-cell>
          <table:table-cell table:style-name="ce34" table:formula="of:=IF(OR([.H84]=&quot;&quot;;[.E76]=0);&quot;&quot;;ABS([.H84])/[.E7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7]=&quot;&quot;;[.E77]=&quot;&quot;);&quot;&quot;;[.D77]-[.E77])">
            <text:p/>
          </table:table-cell>
          <table:table-cell table:style-name="ce34" table:formula="of:=IF(OR([.H85]=&quot;&quot;;[.E77]=0);&quot;&quot;;ABS([.H85])/[.E7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8]=&quot;&quot;;[.E78]=&quot;&quot;);&quot;&quot;;[.D78]-[.E78])">
            <text:p/>
          </table:table-cell>
          <table:table-cell table:style-name="ce34" table:formula="of:=IF(OR([.H86]=&quot;&quot;;[.E78]=0);&quot;&quot;;ABS([.H86])/[.E7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79]=&quot;&quot;;[.E79]=&quot;&quot;);&quot;&quot;;[.D79]-[.E79])">
            <text:p/>
          </table:table-cell>
          <table:table-cell table:style-name="ce34" table:formula="of:=IF(OR([.H87]=&quot;&quot;;[.E79]=0);&quot;&quot;;ABS([.H87])/[.E7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0]=&quot;&quot;;[.E80]=&quot;&quot;);&quot;&quot;;[.D80]-[.E80])">
            <text:p/>
          </table:table-cell>
          <table:table-cell table:style-name="ce34" table:formula="of:=IF(OR([.H88]=&quot;&quot;;[.E80]=0);&quot;&quot;;ABS([.H88])/[.E8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1]=&quot;&quot;;[.E81]=&quot;&quot;);&quot;&quot;;[.D81]-[.E81])">
            <text:p/>
          </table:table-cell>
          <table:table-cell table:style-name="ce34" table:formula="of:=IF(OR([.H89]=&quot;&quot;;[.E81]=0);&quot;&quot;;ABS([.H89])/[.E8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2]=&quot;&quot;;[.E82]=&quot;&quot;);&quot;&quot;;[.D82]-[.E82])">
            <text:p/>
          </table:table-cell>
          <table:table-cell table:style-name="ce34" table:formula="of:=IF(OR([.H90]=&quot;&quot;;[.E82]=0);&quot;&quot;;ABS([.H90])/[.E8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3]=&quot;&quot;;[.E83]=&quot;&quot;);&quot;&quot;;[.D83]-[.E83])">
            <text:p/>
          </table:table-cell>
          <table:table-cell table:style-name="ce34" table:formula="of:=IF(OR([.H91]=&quot;&quot;;[.E83]=0);&quot;&quot;;ABS([.H91])/[.E8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4]=&quot;&quot;;[.E84]=&quot;&quot;);&quot;&quot;;[.D84]-[.E84])">
            <text:p/>
          </table:table-cell>
          <table:table-cell table:style-name="ce34" table:formula="of:=IF(OR([.H92]=&quot;&quot;;[.E84]=0);&quot;&quot;;ABS([.H92])/[.E8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5]=&quot;&quot;;[.E85]=&quot;&quot;);&quot;&quot;;[.D85]-[.E85])">
            <text:p/>
          </table:table-cell>
          <table:table-cell table:style-name="ce34" table:formula="of:=IF(OR([.H93]=&quot;&quot;;[.E85]=0);&quot;&quot;;ABS([.H93])/[.E8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6]=&quot;&quot;;[.E86]=&quot;&quot;);&quot;&quot;;[.D86]-[.E86])">
            <text:p/>
          </table:table-cell>
          <table:table-cell table:style-name="ce34" table:formula="of:=IF(OR([.H94]=&quot;&quot;;[.E86]=0);&quot;&quot;;ABS([.H94])/[.E8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7]=&quot;&quot;;[.E87]=&quot;&quot;);&quot;&quot;;[.D87]-[.E87])">
            <text:p/>
          </table:table-cell>
          <table:table-cell table:style-name="ce34" table:formula="of:=IF(OR([.H95]=&quot;&quot;;[.E87]=0);&quot;&quot;;ABS([.H95])/[.E8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8]=&quot;&quot;;[.E88]=&quot;&quot;);&quot;&quot;;[.D88]-[.E88])">
            <text:p/>
          </table:table-cell>
          <table:table-cell table:style-name="ce34" table:formula="of:=IF(OR([.H96]=&quot;&quot;;[.E88]=0);&quot;&quot;;ABS([.H96])/[.E8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89]=&quot;&quot;;[.E89]=&quot;&quot;);&quot;&quot;;[.D89]-[.E89])">
            <text:p/>
          </table:table-cell>
          <table:table-cell table:style-name="ce34" table:formula="of:=IF(OR([.H97]=&quot;&quot;;[.E89]=0);&quot;&quot;;ABS([.H97])/[.E8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0]=&quot;&quot;;[.E90]=&quot;&quot;);&quot;&quot;;[.D90]-[.E90])">
            <text:p/>
          </table:table-cell>
          <table:table-cell table:style-name="ce34" table:formula="of:=IF(OR([.H98]=&quot;&quot;;[.E90]=0);&quot;&quot;;ABS([.H98])/[.E9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1]=&quot;&quot;;[.E91]=&quot;&quot;);&quot;&quot;;[.D91]-[.E91])">
            <text:p/>
          </table:table-cell>
          <table:table-cell table:style-name="ce34" table:formula="of:=IF(OR([.H99]=&quot;&quot;;[.E91]=0);&quot;&quot;;ABS([.H99])/[.E9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2]=&quot;&quot;;[.E92]=&quot;&quot;);&quot;&quot;;[.D92]-[.E92])">
            <text:p/>
          </table:table-cell>
          <table:table-cell table:style-name="ce34" table:formula="of:=IF(OR([.H100]=&quot;&quot;;[.E92]=0);&quot;&quot;;ABS([.H100])/[.E9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3]=&quot;&quot;;[.E93]=&quot;&quot;);&quot;&quot;;[.D93]-[.E93])">
            <text:p/>
          </table:table-cell>
          <table:table-cell table:style-name="ce34" table:formula="of:=IF(OR([.H101]=&quot;&quot;;[.E93]=0);&quot;&quot;;ABS([.H101])/[.E9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4]=&quot;&quot;;[.E94]=&quot;&quot;);&quot;&quot;;[.D94]-[.E94])">
            <text:p/>
          </table:table-cell>
          <table:table-cell table:style-name="ce34" table:formula="of:=IF(OR([.H102]=&quot;&quot;;[.E94]=0);&quot;&quot;;ABS([.H102])/[.E9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5]=&quot;&quot;;[.E95]=&quot;&quot;);&quot;&quot;;[.D95]-[.E95])">
            <text:p/>
          </table:table-cell>
          <table:table-cell table:style-name="ce34" table:formula="of:=IF(OR([.H103]=&quot;&quot;;[.E95]=0);&quot;&quot;;ABS([.H103])/[.E9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6]=&quot;&quot;;[.E96]=&quot;&quot;);&quot;&quot;;[.D96]-[.E96])">
            <text:p/>
          </table:table-cell>
          <table:table-cell table:style-name="ce34" table:formula="of:=IF(OR([.H104]=&quot;&quot;;[.E96]=0);&quot;&quot;;ABS([.H104])/[.E9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7]=&quot;&quot;;[.E97]=&quot;&quot;);&quot;&quot;;[.D97]-[.E97])">
            <text:p/>
          </table:table-cell>
          <table:table-cell table:style-name="ce34" table:formula="of:=IF(OR([.H105]=&quot;&quot;;[.E97]=0);&quot;&quot;;ABS([.H105])/[.E9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8]=&quot;&quot;;[.E98]=&quot;&quot;);&quot;&quot;;[.D98]-[.E98])">
            <text:p/>
          </table:table-cell>
          <table:table-cell table:style-name="ce34" table:formula="of:=IF(OR([.H106]=&quot;&quot;;[.E98]=0);&quot;&quot;;ABS([.H106])/[.E9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99]=&quot;&quot;;[.E99]=&quot;&quot;);&quot;&quot;;[.D99]-[.E99])">
            <text:p/>
          </table:table-cell>
          <table:table-cell table:style-name="ce34" table:formula="of:=IF(OR([.H107]=&quot;&quot;;[.E99]=0);&quot;&quot;;ABS([.H107])/[.E9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0]=&quot;&quot;;[.E100]=&quot;&quot;);&quot;&quot;;[.D100]-[.E100])">
            <text:p/>
          </table:table-cell>
          <table:table-cell table:style-name="ce34" table:formula="of:=IF(OR([.H108]=&quot;&quot;;[.E100]=0);&quot;&quot;;ABS([.H108])/[.E10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1]=&quot;&quot;;[.E101]=&quot;&quot;);&quot;&quot;;[.D101]-[.E101])">
            <text:p/>
          </table:table-cell>
          <table:table-cell table:style-name="ce34" table:formula="of:=IF(OR([.H109]=&quot;&quot;;[.E101]=0);&quot;&quot;;ABS([.H109])/[.E10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2]=&quot;&quot;;[.E102]=&quot;&quot;);&quot;&quot;;[.D102]-[.E102])">
            <text:p/>
          </table:table-cell>
          <table:table-cell table:style-name="ce34" table:formula="of:=IF(OR([.H110]=&quot;&quot;;[.E102]=0);&quot;&quot;;ABS([.H110])/[.E10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3]=&quot;&quot;;[.E103]=&quot;&quot;);&quot;&quot;;[.D103]-[.E103])">
            <text:p/>
          </table:table-cell>
          <table:table-cell table:style-name="ce34" table:formula="of:=IF(OR([.H111]=&quot;&quot;;[.E103]=0);&quot;&quot;;ABS([.H111])/[.E10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4]=&quot;&quot;;[.E104]=&quot;&quot;);&quot;&quot;;[.D104]-[.E104])">
            <text:p/>
          </table:table-cell>
          <table:table-cell table:style-name="ce34" table:formula="of:=IF(OR([.H112]=&quot;&quot;;[.E104]=0);&quot;&quot;;ABS([.H112])/[.E10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5]=&quot;&quot;;[.E105]=&quot;&quot;);&quot;&quot;;[.D105]-[.E105])">
            <text:p/>
          </table:table-cell>
          <table:table-cell table:style-name="ce34" table:formula="of:=IF(OR([.H113]=&quot;&quot;;[.E105]=0);&quot;&quot;;ABS([.H113])/[.E10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6]=&quot;&quot;;[.E106]=&quot;&quot;);&quot;&quot;;[.D106]-[.E106])">
            <text:p/>
          </table:table-cell>
          <table:table-cell table:style-name="ce34" table:formula="of:=IF(OR([.H114]=&quot;&quot;;[.E106]=0);&quot;&quot;;ABS([.H114])/[.E10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7]=&quot;&quot;;[.E107]=&quot;&quot;);&quot;&quot;;[.D107]-[.E107])">
            <text:p/>
          </table:table-cell>
          <table:table-cell table:style-name="ce34" table:formula="of:=IF(OR([.H115]=&quot;&quot;;[.E107]=0);&quot;&quot;;ABS([.H115])/[.E10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8]=&quot;&quot;;[.E108]=&quot;&quot;);&quot;&quot;;[.D108]-[.E108])">
            <text:p/>
          </table:table-cell>
          <table:table-cell table:style-name="ce34" table:formula="of:=IF(OR([.H116]=&quot;&quot;;[.E108]=0);&quot;&quot;;ABS([.H116])/[.E10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09]=&quot;&quot;;[.E109]=&quot;&quot;);&quot;&quot;;[.D109]-[.E109])">
            <text:p/>
          </table:table-cell>
          <table:table-cell table:style-name="ce34" table:formula="of:=IF(OR([.H117]=&quot;&quot;;[.E109]=0);&quot;&quot;;ABS([.H117])/[.E10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0]=&quot;&quot;;[.E110]=&quot;&quot;);&quot;&quot;;[.D110]-[.E110])">
            <text:p/>
          </table:table-cell>
          <table:table-cell table:style-name="ce34" table:formula="of:=IF(OR([.H118]=&quot;&quot;;[.E110]=0);&quot;&quot;;ABS([.H118])/[.E11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1]=&quot;&quot;;[.E111]=&quot;&quot;);&quot;&quot;;[.D111]-[.E111])">
            <text:p/>
          </table:table-cell>
          <table:table-cell table:style-name="ce34" table:formula="of:=IF(OR([.H119]=&quot;&quot;;[.E111]=0);&quot;&quot;;ABS([.H119])/[.E11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2]=&quot;&quot;;[.E112]=&quot;&quot;);&quot;&quot;;[.D112]-[.E112])">
            <text:p/>
          </table:table-cell>
          <table:table-cell table:style-name="ce34" table:formula="of:=IF(OR([.H120]=&quot;&quot;;[.E112]=0);&quot;&quot;;ABS([.H120])/[.E11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3]=&quot;&quot;;[.E113]=&quot;&quot;);&quot;&quot;;[.D113]-[.E113])">
            <text:p/>
          </table:table-cell>
          <table:table-cell table:style-name="ce34" table:formula="of:=IF(OR([.H121]=&quot;&quot;;[.E113]=0);&quot;&quot;;ABS([.H121])/[.E11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4]=&quot;&quot;;[.E114]=&quot;&quot;);&quot;&quot;;[.D114]-[.E114])">
            <text:p/>
          </table:table-cell>
          <table:table-cell table:style-name="ce34" table:formula="of:=IF(OR([.H122]=&quot;&quot;;[.E114]=0);&quot;&quot;;ABS([.H122])/[.E11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5]=&quot;&quot;;[.E115]=&quot;&quot;);&quot;&quot;;[.D115]-[.E115])">
            <text:p/>
          </table:table-cell>
          <table:table-cell table:style-name="ce34" table:formula="of:=IF(OR([.H123]=&quot;&quot;;[.E115]=0);&quot;&quot;;ABS([.H123])/[.E11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6]=&quot;&quot;;[.E116]=&quot;&quot;);&quot;&quot;;[.D116]-[.E116])">
            <text:p/>
          </table:table-cell>
          <table:table-cell table:style-name="ce34" table:formula="of:=IF(OR([.H124]=&quot;&quot;;[.E116]=0);&quot;&quot;;ABS([.H124])/[.E11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7]=&quot;&quot;;[.E117]=&quot;&quot;);&quot;&quot;;[.D117]-[.E117])">
            <text:p/>
          </table:table-cell>
          <table:table-cell table:style-name="ce34" table:formula="of:=IF(OR([.H125]=&quot;&quot;;[.E117]=0);&quot;&quot;;ABS([.H125])/[.E11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8]=&quot;&quot;;[.E118]=&quot;&quot;);&quot;&quot;;[.D118]-[.E118])">
            <text:p/>
          </table:table-cell>
          <table:table-cell table:style-name="ce34" table:formula="of:=IF(OR([.H126]=&quot;&quot;;[.E118]=0);&quot;&quot;;ABS([.H126])/[.E11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19]=&quot;&quot;;[.E119]=&quot;&quot;);&quot;&quot;;[.D119]-[.E119])">
            <text:p/>
          </table:table-cell>
          <table:table-cell table:style-name="ce34" table:formula="of:=IF(OR([.H127]=&quot;&quot;;[.E119]=0);&quot;&quot;;ABS([.H127])/[.E11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0]=&quot;&quot;;[.E120]=&quot;&quot;);&quot;&quot;;[.D120]-[.E120])">
            <text:p/>
          </table:table-cell>
          <table:table-cell table:style-name="ce34" table:formula="of:=IF(OR([.H128]=&quot;&quot;;[.E120]=0);&quot;&quot;;ABS([.H128])/[.E12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1]=&quot;&quot;;[.E121]=&quot;&quot;);&quot;&quot;;[.D121]-[.E121])">
            <text:p/>
          </table:table-cell>
          <table:table-cell table:style-name="ce34" table:formula="of:=IF(OR([.H129]=&quot;&quot;;[.E121]=0);&quot;&quot;;ABS([.H129])/[.E12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2]=&quot;&quot;;[.E122]=&quot;&quot;);&quot;&quot;;[.D122]-[.E122])">
            <text:p/>
          </table:table-cell>
          <table:table-cell table:style-name="ce34" table:formula="of:=IF(OR([.H130]=&quot;&quot;;[.E122]=0);&quot;&quot;;ABS([.H130])/[.E12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3]=&quot;&quot;;[.E123]=&quot;&quot;);&quot;&quot;;[.D123]-[.E123])">
            <text:p/>
          </table:table-cell>
          <table:table-cell table:style-name="ce34" table:formula="of:=IF(OR([.H131]=&quot;&quot;;[.E123]=0);&quot;&quot;;ABS([.H131])/[.E12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4]=&quot;&quot;;[.E124]=&quot;&quot;);&quot;&quot;;[.D124]-[.E124])">
            <text:p/>
          </table:table-cell>
          <table:table-cell table:style-name="ce34" table:formula="of:=IF(OR([.H132]=&quot;&quot;;[.E124]=0);&quot;&quot;;ABS([.H132])/[.E12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5]=&quot;&quot;;[.E125]=&quot;&quot;);&quot;&quot;;[.D125]-[.E125])">
            <text:p/>
          </table:table-cell>
          <table:table-cell table:style-name="ce34" table:formula="of:=IF(OR([.H133]=&quot;&quot;;[.E125]=0);&quot;&quot;;ABS([.H133])/[.E12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6]=&quot;&quot;;[.E126]=&quot;&quot;);&quot;&quot;;[.D126]-[.E126])">
            <text:p/>
          </table:table-cell>
          <table:table-cell table:style-name="ce34" table:formula="of:=IF(OR([.H134]=&quot;&quot;;[.E126]=0);&quot;&quot;;ABS([.H134])/[.E12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7]=&quot;&quot;;[.E127]=&quot;&quot;);&quot;&quot;;[.D127]-[.E127])">
            <text:p/>
          </table:table-cell>
          <table:table-cell table:style-name="ce34" table:formula="of:=IF(OR([.H135]=&quot;&quot;;[.E127]=0);&quot;&quot;;ABS([.H135])/[.E12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8]=&quot;&quot;;[.E128]=&quot;&quot;);&quot;&quot;;[.D128]-[.E128])">
            <text:p/>
          </table:table-cell>
          <table:table-cell table:style-name="ce34" table:formula="of:=IF(OR([.H136]=&quot;&quot;;[.E128]=0);&quot;&quot;;ABS([.H136])/[.E12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29]=&quot;&quot;;[.E129]=&quot;&quot;);&quot;&quot;;[.D129]-[.E129])">
            <text:p/>
          </table:table-cell>
          <table:table-cell table:style-name="ce34" table:formula="of:=IF(OR([.H137]=&quot;&quot;;[.E129]=0);&quot;&quot;;ABS([.H137])/[.E12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0]=&quot;&quot;;[.E130]=&quot;&quot;);&quot;&quot;;[.D130]-[.E130])">
            <text:p/>
          </table:table-cell>
          <table:table-cell table:style-name="ce34" table:formula="of:=IF(OR([.H138]=&quot;&quot;;[.E130]=0);&quot;&quot;;ABS([.H138])/[.E13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1]=&quot;&quot;;[.E131]=&quot;&quot;);&quot;&quot;;[.D131]-[.E131])">
            <text:p/>
          </table:table-cell>
          <table:table-cell table:style-name="ce34" table:formula="of:=IF(OR([.H139]=&quot;&quot;;[.E131]=0);&quot;&quot;;ABS([.H139])/[.E13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2]=&quot;&quot;;[.E132]=&quot;&quot;);&quot;&quot;;[.D132]-[.E132])">
            <text:p/>
          </table:table-cell>
          <table:table-cell table:style-name="ce34" table:formula="of:=IF(OR([.H140]=&quot;&quot;;[.E132]=0);&quot;&quot;;ABS([.H140])/[.E13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3]=&quot;&quot;;[.E133]=&quot;&quot;);&quot;&quot;;[.D133]-[.E133])">
            <text:p/>
          </table:table-cell>
          <table:table-cell table:style-name="ce34" table:formula="of:=IF(OR([.H141]=&quot;&quot;;[.E133]=0);&quot;&quot;;ABS([.H141])/[.E13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4]=&quot;&quot;;[.E134]=&quot;&quot;);&quot;&quot;;[.D134]-[.E134])">
            <text:p/>
          </table:table-cell>
          <table:table-cell table:style-name="ce34" table:formula="of:=IF(OR([.H142]=&quot;&quot;;[.E134]=0);&quot;&quot;;ABS([.H142])/[.E13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5]=&quot;&quot;;[.E135]=&quot;&quot;);&quot;&quot;;[.D135]-[.E135])">
            <text:p/>
          </table:table-cell>
          <table:table-cell table:style-name="ce34" table:formula="of:=IF(OR([.H143]=&quot;&quot;;[.E135]=0);&quot;&quot;;ABS([.H143])/[.E13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6]=&quot;&quot;;[.E136]=&quot;&quot;);&quot;&quot;;[.D136]-[.E136])">
            <text:p/>
          </table:table-cell>
          <table:table-cell table:style-name="ce34" table:formula="of:=IF(OR([.H144]=&quot;&quot;;[.E136]=0);&quot;&quot;;ABS([.H144])/[.E13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7]=&quot;&quot;;[.E137]=&quot;&quot;);&quot;&quot;;[.D137]-[.E137])">
            <text:p/>
          </table:table-cell>
          <table:table-cell table:style-name="ce34" table:formula="of:=IF(OR([.H145]=&quot;&quot;;[.E137]=0);&quot;&quot;;ABS([.H145])/[.E13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8]=&quot;&quot;;[.E138]=&quot;&quot;);&quot;&quot;;[.D138]-[.E138])">
            <text:p/>
          </table:table-cell>
          <table:table-cell table:style-name="ce34" table:formula="of:=IF(OR([.H146]=&quot;&quot;;[.E138]=0);&quot;&quot;;ABS([.H146])/[.E13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39]=&quot;&quot;;[.E139]=&quot;&quot;);&quot;&quot;;[.D139]-[.E139])">
            <text:p/>
          </table:table-cell>
          <table:table-cell table:style-name="ce34" table:formula="of:=IF(OR([.H147]=&quot;&quot;;[.E139]=0);&quot;&quot;;ABS([.H147])/[.E13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0]=&quot;&quot;;[.E140]=&quot;&quot;);&quot;&quot;;[.D140]-[.E140])">
            <text:p/>
          </table:table-cell>
          <table:table-cell table:style-name="ce34" table:formula="of:=IF(OR([.H148]=&quot;&quot;;[.E140]=0);&quot;&quot;;ABS([.H148])/[.E14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1]=&quot;&quot;;[.E141]=&quot;&quot;);&quot;&quot;;[.D141]-[.E141])">
            <text:p/>
          </table:table-cell>
          <table:table-cell table:style-name="ce34" table:formula="of:=IF(OR([.H149]=&quot;&quot;;[.E141]=0);&quot;&quot;;ABS([.H149])/[.E14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2]=&quot;&quot;;[.E142]=&quot;&quot;);&quot;&quot;;[.D142]-[.E142])">
            <text:p/>
          </table:table-cell>
          <table:table-cell table:style-name="ce34" table:formula="of:=IF(OR([.H150]=&quot;&quot;;[.E142]=0);&quot;&quot;;ABS([.H150])/[.E14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3]=&quot;&quot;;[.E143]=&quot;&quot;);&quot;&quot;;[.D143]-[.E143])">
            <text:p/>
          </table:table-cell>
          <table:table-cell table:style-name="ce34" table:formula="of:=IF(OR([.H151]=&quot;&quot;;[.E143]=0);&quot;&quot;;ABS([.H151])/[.E14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4]=&quot;&quot;;[.E144]=&quot;&quot;);&quot;&quot;;[.D144]-[.E144])">
            <text:p/>
          </table:table-cell>
          <table:table-cell table:style-name="ce34" table:formula="of:=IF(OR([.H152]=&quot;&quot;;[.E144]=0);&quot;&quot;;ABS([.H152])/[.E14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5]=&quot;&quot;;[.E145]=&quot;&quot;);&quot;&quot;;[.D145]-[.E145])">
            <text:p/>
          </table:table-cell>
          <table:table-cell table:style-name="ce34" table:formula="of:=IF(OR([.H153]=&quot;&quot;;[.E145]=0);&quot;&quot;;ABS([.H153])/[.E14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6]=&quot;&quot;;[.E146]=&quot;&quot;);&quot;&quot;;[.D146]-[.E146])">
            <text:p/>
          </table:table-cell>
          <table:table-cell table:style-name="ce34" table:formula="of:=IF(OR([.H154]=&quot;&quot;;[.E146]=0);&quot;&quot;;ABS([.H154])/[.E14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7]=&quot;&quot;;[.E147]=&quot;&quot;);&quot;&quot;;[.D147]-[.E147])">
            <text:p/>
          </table:table-cell>
          <table:table-cell table:style-name="ce34" table:formula="of:=IF(OR([.H155]=&quot;&quot;;[.E147]=0);&quot;&quot;;ABS([.H155])/[.E14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8]=&quot;&quot;;[.E148]=&quot;&quot;);&quot;&quot;;[.D148]-[.E148])">
            <text:p/>
          </table:table-cell>
          <table:table-cell table:style-name="ce34" table:formula="of:=IF(OR([.H156]=&quot;&quot;;[.E148]=0);&quot;&quot;;ABS([.H156])/[.E14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49]=&quot;&quot;;[.E149]=&quot;&quot;);&quot;&quot;;[.D149]-[.E149])">
            <text:p/>
          </table:table-cell>
          <table:table-cell table:style-name="ce34" table:formula="of:=IF(OR([.H157]=&quot;&quot;;[.E149]=0);&quot;&quot;;ABS([.H157])/[.E14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0]=&quot;&quot;;[.E150]=&quot;&quot;);&quot;&quot;;[.D150]-[.E150])">
            <text:p/>
          </table:table-cell>
          <table:table-cell table:style-name="ce34" table:formula="of:=IF(OR([.H158]=&quot;&quot;;[.E150]=0);&quot;&quot;;ABS([.H158])/[.E15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1]=&quot;&quot;;[.E151]=&quot;&quot;);&quot;&quot;;[.D151]-[.E151])">
            <text:p/>
          </table:table-cell>
          <table:table-cell table:style-name="ce34" table:formula="of:=IF(OR([.H159]=&quot;&quot;;[.E151]=0);&quot;&quot;;ABS([.H159])/[.E15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2]=&quot;&quot;;[.E152]=&quot;&quot;);&quot;&quot;;[.D152]-[.E152])">
            <text:p/>
          </table:table-cell>
          <table:table-cell table:style-name="ce34" table:formula="of:=IF(OR([.H160]=&quot;&quot;;[.E152]=0);&quot;&quot;;ABS([.H160])/[.E15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3]=&quot;&quot;;[.E153]=&quot;&quot;);&quot;&quot;;[.D153]-[.E153])">
            <text:p/>
          </table:table-cell>
          <table:table-cell table:style-name="ce34" table:formula="of:=IF(OR([.H161]=&quot;&quot;;[.E153]=0);&quot;&quot;;ABS([.H161])/[.E15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4]=&quot;&quot;;[.E154]=&quot;&quot;);&quot;&quot;;[.D154]-[.E154])">
            <text:p/>
          </table:table-cell>
          <table:table-cell table:style-name="ce34" table:formula="of:=IF(OR([.H162]=&quot;&quot;;[.E154]=0);&quot;&quot;;ABS([.H162])/[.E15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5]=&quot;&quot;;[.E155]=&quot;&quot;);&quot;&quot;;[.D155]-[.E155])">
            <text:p/>
          </table:table-cell>
          <table:table-cell table:style-name="ce34" table:formula="of:=IF(OR([.H163]=&quot;&quot;;[.E155]=0);&quot;&quot;;ABS([.H163])/[.E15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6]=&quot;&quot;;[.E156]=&quot;&quot;);&quot;&quot;;[.D156]-[.E156])">
            <text:p/>
          </table:table-cell>
          <table:table-cell table:style-name="ce34" table:formula="of:=IF(OR([.H164]=&quot;&quot;;[.E156]=0);&quot;&quot;;ABS([.H164])/[.E15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7]=&quot;&quot;;[.E157]=&quot;&quot;);&quot;&quot;;[.D157]-[.E157])">
            <text:p/>
          </table:table-cell>
          <table:table-cell table:style-name="ce34" table:formula="of:=IF(OR([.H165]=&quot;&quot;;[.E157]=0);&quot;&quot;;ABS([.H165])/[.E15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8]=&quot;&quot;;[.E158]=&quot;&quot;);&quot;&quot;;[.D158]-[.E158])">
            <text:p/>
          </table:table-cell>
          <table:table-cell table:style-name="ce34" table:formula="of:=IF(OR([.H166]=&quot;&quot;;[.E158]=0);&quot;&quot;;ABS([.H166])/[.E15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59]=&quot;&quot;;[.E159]=&quot;&quot;);&quot;&quot;;[.D159]-[.E159])">
            <text:p/>
          </table:table-cell>
          <table:table-cell table:style-name="ce34" table:formula="of:=IF(OR([.H167]=&quot;&quot;;[.E159]=0);&quot;&quot;;ABS([.H167])/[.E15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0]=&quot;&quot;;[.E160]=&quot;&quot;);&quot;&quot;;[.D160]-[.E160])">
            <text:p/>
          </table:table-cell>
          <table:table-cell table:style-name="ce34" table:formula="of:=IF(OR([.H168]=&quot;&quot;;[.E160]=0);&quot;&quot;;ABS([.H168])/[.E16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1]=&quot;&quot;;[.E161]=&quot;&quot;);&quot;&quot;;[.D161]-[.E161])">
            <text:p/>
          </table:table-cell>
          <table:table-cell table:style-name="ce34" table:formula="of:=IF(OR([.H169]=&quot;&quot;;[.E161]=0);&quot;&quot;;ABS([.H169])/[.E16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2]=&quot;&quot;;[.E162]=&quot;&quot;);&quot;&quot;;[.D162]-[.E162])">
            <text:p/>
          </table:table-cell>
          <table:table-cell table:style-name="ce34" table:formula="of:=IF(OR([.H170]=&quot;&quot;;[.E162]=0);&quot;&quot;;ABS([.H170])/[.E16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3]=&quot;&quot;;[.E163]=&quot;&quot;);&quot;&quot;;[.D163]-[.E163])">
            <text:p/>
          </table:table-cell>
          <table:table-cell table:style-name="ce34" table:formula="of:=IF(OR([.H171]=&quot;&quot;;[.E163]=0);&quot;&quot;;ABS([.H171])/[.E16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4]=&quot;&quot;;[.E164]=&quot;&quot;);&quot;&quot;;[.D164]-[.E164])">
            <text:p/>
          </table:table-cell>
          <table:table-cell table:style-name="ce34" table:formula="of:=IF(OR([.H172]=&quot;&quot;;[.E164]=0);&quot;&quot;;ABS([.H172])/[.E16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5]=&quot;&quot;;[.E165]=&quot;&quot;);&quot;&quot;;[.D165]-[.E165])">
            <text:p/>
          </table:table-cell>
          <table:table-cell table:style-name="ce34" table:formula="of:=IF(OR([.H173]=&quot;&quot;;[.E165]=0);&quot;&quot;;ABS([.H173])/[.E16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6]=&quot;&quot;;[.E166]=&quot;&quot;);&quot;&quot;;[.D166]-[.E166])">
            <text:p/>
          </table:table-cell>
          <table:table-cell table:style-name="ce34" table:formula="of:=IF(OR([.H174]=&quot;&quot;;[.E166]=0);&quot;&quot;;ABS([.H174])/[.E16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7]=&quot;&quot;;[.E167]=&quot;&quot;);&quot;&quot;;[.D167]-[.E167])">
            <text:p/>
          </table:table-cell>
          <table:table-cell table:style-name="ce34" table:formula="of:=IF(OR([.H175]=&quot;&quot;;[.E167]=0);&quot;&quot;;ABS([.H175])/[.E16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8]=&quot;&quot;;[.E168]=&quot;&quot;);&quot;&quot;;[.D168]-[.E168])">
            <text:p/>
          </table:table-cell>
          <table:table-cell table:style-name="ce34" table:formula="of:=IF(OR([.H176]=&quot;&quot;;[.E168]=0);&quot;&quot;;ABS([.H176])/[.E16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69]=&quot;&quot;;[.E169]=&quot;&quot;);&quot;&quot;;[.D169]-[.E169])">
            <text:p/>
          </table:table-cell>
          <table:table-cell table:style-name="ce34" table:formula="of:=IF(OR([.H177]=&quot;&quot;;[.E169]=0);&quot;&quot;;ABS([.H177])/[.E16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0]=&quot;&quot;;[.E170]=&quot;&quot;);&quot;&quot;;[.D170]-[.E170])">
            <text:p/>
          </table:table-cell>
          <table:table-cell table:style-name="ce34" table:formula="of:=IF(OR([.H178]=&quot;&quot;;[.E170]=0);&quot;&quot;;ABS([.H178])/[.E17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1]=&quot;&quot;;[.E171]=&quot;&quot;);&quot;&quot;;[.D171]-[.E171])">
            <text:p/>
          </table:table-cell>
          <table:table-cell table:style-name="ce34" table:formula="of:=IF(OR([.H179]=&quot;&quot;;[.E171]=0);&quot;&quot;;ABS([.H179])/[.E17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2]=&quot;&quot;;[.E172]=&quot;&quot;);&quot;&quot;;[.D172]-[.E172])">
            <text:p/>
          </table:table-cell>
          <table:table-cell table:style-name="ce34" table:formula="of:=IF(OR([.H180]=&quot;&quot;;[.E172]=0);&quot;&quot;;ABS([.H180])/[.E17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3]=&quot;&quot;;[.E173]=&quot;&quot;);&quot;&quot;;[.D173]-[.E173])">
            <text:p/>
          </table:table-cell>
          <table:table-cell table:style-name="ce34" table:formula="of:=IF(OR([.H181]=&quot;&quot;;[.E173]=0);&quot;&quot;;ABS([.H181])/[.E17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4]=&quot;&quot;;[.E174]=&quot;&quot;);&quot;&quot;;[.D174]-[.E174])">
            <text:p/>
          </table:table-cell>
          <table:table-cell table:style-name="ce34" table:formula="of:=IF(OR([.H182]=&quot;&quot;;[.E174]=0);&quot;&quot;;ABS([.H182])/[.E17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5]=&quot;&quot;;[.E175]=&quot;&quot;);&quot;&quot;;[.D175]-[.E175])">
            <text:p/>
          </table:table-cell>
          <table:table-cell table:style-name="ce34" table:formula="of:=IF(OR([.H183]=&quot;&quot;;[.E175]=0);&quot;&quot;;ABS([.H183])/[.E17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6]=&quot;&quot;;[.E176]=&quot;&quot;);&quot;&quot;;[.D176]-[.E176])">
            <text:p/>
          </table:table-cell>
          <table:table-cell table:style-name="ce34" table:formula="of:=IF(OR([.H184]=&quot;&quot;;[.E176]=0);&quot;&quot;;ABS([.H184])/[.E17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7]=&quot;&quot;;[.E177]=&quot;&quot;);&quot;&quot;;[.D177]-[.E177])">
            <text:p/>
          </table:table-cell>
          <table:table-cell table:style-name="ce34" table:formula="of:=IF(OR([.H185]=&quot;&quot;;[.E177]=0);&quot;&quot;;ABS([.H185])/[.E17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8]=&quot;&quot;;[.E178]=&quot;&quot;);&quot;&quot;;[.D178]-[.E178])">
            <text:p/>
          </table:table-cell>
          <table:table-cell table:style-name="ce34" table:formula="of:=IF(OR([.H186]=&quot;&quot;;[.E178]=0);&quot;&quot;;ABS([.H186])/[.E17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79]=&quot;&quot;;[.E179]=&quot;&quot;);&quot;&quot;;[.D179]-[.E179])">
            <text:p/>
          </table:table-cell>
          <table:table-cell table:style-name="ce34" table:formula="of:=IF(OR([.H187]=&quot;&quot;;[.E179]=0);&quot;&quot;;ABS([.H187])/[.E17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0]=&quot;&quot;;[.E180]=&quot;&quot;);&quot;&quot;;[.D180]-[.E180])">
            <text:p/>
          </table:table-cell>
          <table:table-cell table:style-name="ce34" table:formula="of:=IF(OR([.H188]=&quot;&quot;;[.E180]=0);&quot;&quot;;ABS([.H188])/[.E18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1]=&quot;&quot;;[.E181]=&quot;&quot;);&quot;&quot;;[.D181]-[.E181])">
            <text:p/>
          </table:table-cell>
          <table:table-cell table:style-name="ce34" table:formula="of:=IF(OR([.H189]=&quot;&quot;;[.E181]=0);&quot;&quot;;ABS([.H189])/[.E18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2]=&quot;&quot;;[.E182]=&quot;&quot;);&quot;&quot;;[.D182]-[.E182])">
            <text:p/>
          </table:table-cell>
          <table:table-cell table:style-name="ce34" table:formula="of:=IF(OR([.H190]=&quot;&quot;;[.E182]=0);&quot;&quot;;ABS([.H190])/[.E18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3]=&quot;&quot;;[.E183]=&quot;&quot;);&quot;&quot;;[.D183]-[.E183])">
            <text:p/>
          </table:table-cell>
          <table:table-cell table:style-name="ce34" table:formula="of:=IF(OR([.H191]=&quot;&quot;;[.E183]=0);&quot;&quot;;ABS([.H191])/[.E18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4]=&quot;&quot;;[.E184]=&quot;&quot;);&quot;&quot;;[.D184]-[.E184])">
            <text:p/>
          </table:table-cell>
          <table:table-cell table:style-name="ce34" table:formula="of:=IF(OR([.H192]=&quot;&quot;;[.E184]=0);&quot;&quot;;ABS([.H192])/[.E18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5]=&quot;&quot;;[.E185]=&quot;&quot;);&quot;&quot;;[.D185]-[.E185])">
            <text:p/>
          </table:table-cell>
          <table:table-cell table:style-name="ce34" table:formula="of:=IF(OR([.H193]=&quot;&quot;;[.E185]=0);&quot;&quot;;ABS([.H193])/[.E18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6]=&quot;&quot;;[.E186]=&quot;&quot;);&quot;&quot;;[.D186]-[.E186])">
            <text:p/>
          </table:table-cell>
          <table:table-cell table:style-name="ce34" table:formula="of:=IF(OR([.H194]=&quot;&quot;;[.E186]=0);&quot;&quot;;ABS([.H194])/[.E18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7]=&quot;&quot;;[.E187]=&quot;&quot;);&quot;&quot;;[.D187]-[.E187])">
            <text:p/>
          </table:table-cell>
          <table:table-cell table:style-name="ce34" table:formula="of:=IF(OR([.H195]=&quot;&quot;;[.E187]=0);&quot;&quot;;ABS([.H195])/[.E18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8]=&quot;&quot;;[.E188]=&quot;&quot;);&quot;&quot;;[.D188]-[.E188])">
            <text:p/>
          </table:table-cell>
          <table:table-cell table:style-name="ce34" table:formula="of:=IF(OR([.H196]=&quot;&quot;;[.E188]=0);&quot;&quot;;ABS([.H196])/[.E18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89]=&quot;&quot;;[.E189]=&quot;&quot;);&quot;&quot;;[.D189]-[.E189])">
            <text:p/>
          </table:table-cell>
          <table:table-cell table:style-name="ce34" table:formula="of:=IF(OR([.H197]=&quot;&quot;;[.E189]=0);&quot;&quot;;ABS([.H197])/[.E18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0]=&quot;&quot;;[.E190]=&quot;&quot;);&quot;&quot;;[.D190]-[.E190])">
            <text:p/>
          </table:table-cell>
          <table:table-cell table:style-name="ce34" table:formula="of:=IF(OR([.H198]=&quot;&quot;;[.E190]=0);&quot;&quot;;ABS([.H198])/[.E19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1]=&quot;&quot;;[.E191]=&quot;&quot;);&quot;&quot;;[.D191]-[.E191])">
            <text:p/>
          </table:table-cell>
          <table:table-cell table:style-name="ce34" table:formula="of:=IF(OR([.H199]=&quot;&quot;;[.E191]=0);&quot;&quot;;ABS([.H199])/[.E19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2]=&quot;&quot;;[.E192]=&quot;&quot;);&quot;&quot;;[.D192]-[.E192])">
            <text:p/>
          </table:table-cell>
          <table:table-cell table:style-name="ce34" table:formula="of:=IF(OR([.H200]=&quot;&quot;;[.E192]=0);&quot;&quot;;ABS([.H200])/[.E19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3]=&quot;&quot;;[.E193]=&quot;&quot;);&quot;&quot;;[.D193]-[.E193])">
            <text:p/>
          </table:table-cell>
          <table:table-cell table:style-name="ce34" table:formula="of:=IF(OR([.H201]=&quot;&quot;;[.E193]=0);&quot;&quot;;ABS([.H201])/[.E19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4]=&quot;&quot;;[.E194]=&quot;&quot;);&quot;&quot;;[.D194]-[.E194])">
            <text:p/>
          </table:table-cell>
          <table:table-cell table:style-name="ce34" table:formula="of:=IF(OR([.H202]=&quot;&quot;;[.E194]=0);&quot;&quot;;ABS([.H202])/[.E19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5]=&quot;&quot;;[.E195]=&quot;&quot;);&quot;&quot;;[.D195]-[.E195])">
            <text:p/>
          </table:table-cell>
          <table:table-cell table:style-name="ce34" table:formula="of:=IF(OR([.H203]=&quot;&quot;;[.E195]=0);&quot;&quot;;ABS([.H203])/[.E19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6]=&quot;&quot;;[.E196]=&quot;&quot;);&quot;&quot;;[.D196]-[.E196])">
            <text:p/>
          </table:table-cell>
          <table:table-cell table:style-name="ce34" table:formula="of:=IF(OR([.H204]=&quot;&quot;;[.E196]=0);&quot;&quot;;ABS([.H204])/[.E19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7]=&quot;&quot;;[.E197]=&quot;&quot;);&quot;&quot;;[.D197]-[.E197])">
            <text:p/>
          </table:table-cell>
          <table:table-cell table:style-name="ce34" table:formula="of:=IF(OR([.H205]=&quot;&quot;;[.E197]=0);&quot;&quot;;ABS([.H205])/[.E19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8]=&quot;&quot;;[.E198]=&quot;&quot;);&quot;&quot;;[.D198]-[.E198])">
            <text:p/>
          </table:table-cell>
          <table:table-cell table:style-name="ce34" table:formula="of:=IF(OR([.H206]=&quot;&quot;;[.E198]=0);&quot;&quot;;ABS([.H206])/[.E19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199]=&quot;&quot;;[.E199]=&quot;&quot;);&quot;&quot;;[.D199]-[.E199])">
            <text:p/>
          </table:table-cell>
          <table:table-cell table:style-name="ce34" table:formula="of:=IF(OR([.H207]=&quot;&quot;;[.E199]=0);&quot;&quot;;ABS([.H207])/[.E19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0]=&quot;&quot;;[.E200]=&quot;&quot;);&quot;&quot;;[.D200]-[.E200])">
            <text:p/>
          </table:table-cell>
          <table:table-cell table:style-name="ce34" table:formula="of:=IF(OR([.H208]=&quot;&quot;;[.E200]=0);&quot;&quot;;ABS([.H208])/[.E20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1]=&quot;&quot;;[.E201]=&quot;&quot;);&quot;&quot;;[.D201]-[.E201])">
            <text:p/>
          </table:table-cell>
          <table:table-cell table:style-name="ce34" table:formula="of:=IF(OR([.H209]=&quot;&quot;;[.E201]=0);&quot;&quot;;ABS([.H209])/[.E20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2]=&quot;&quot;;[.E202]=&quot;&quot;);&quot;&quot;;[.D202]-[.E202])">
            <text:p/>
          </table:table-cell>
          <table:table-cell table:style-name="ce34" table:formula="of:=IF(OR([.H210]=&quot;&quot;;[.E202]=0);&quot;&quot;;ABS([.H210])/[.E20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3]=&quot;&quot;;[.E203]=&quot;&quot;);&quot;&quot;;[.D203]-[.E203])">
            <text:p/>
          </table:table-cell>
          <table:table-cell table:style-name="ce34" table:formula="of:=IF(OR([.H211]=&quot;&quot;;[.E203]=0);&quot;&quot;;ABS([.H211])/[.E20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4]=&quot;&quot;;[.E204]=&quot;&quot;);&quot;&quot;;[.D204]-[.E204])">
            <text:p/>
          </table:table-cell>
          <table:table-cell table:style-name="ce34" table:formula="of:=IF(OR([.H212]=&quot;&quot;;[.E204]=0);&quot;&quot;;ABS([.H212])/[.E20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5]=&quot;&quot;;[.E205]=&quot;&quot;);&quot;&quot;;[.D205]-[.E205])">
            <text:p/>
          </table:table-cell>
          <table:table-cell table:style-name="ce34" table:formula="of:=IF(OR([.H213]=&quot;&quot;;[.E205]=0);&quot;&quot;;ABS([.H213])/[.E20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6]=&quot;&quot;;[.E206]=&quot;&quot;);&quot;&quot;;[.D206]-[.E206])">
            <text:p/>
          </table:table-cell>
          <table:table-cell table:style-name="ce34" table:formula="of:=IF(OR([.H214]=&quot;&quot;;[.E206]=0);&quot;&quot;;ABS([.H214])/[.E20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7]=&quot;&quot;;[.E207]=&quot;&quot;);&quot;&quot;;[.D207]-[.E207])">
            <text:p/>
          </table:table-cell>
          <table:table-cell table:style-name="ce34" table:formula="of:=IF(OR([.H215]=&quot;&quot;;[.E207]=0);&quot;&quot;;ABS([.H215])/[.E20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8]=&quot;&quot;;[.E208]=&quot;&quot;);&quot;&quot;;[.D208]-[.E208])">
            <text:p/>
          </table:table-cell>
          <table:table-cell table:style-name="ce34" table:formula="of:=IF(OR([.H216]=&quot;&quot;;[.E208]=0);&quot;&quot;;ABS([.H216])/[.E20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09]=&quot;&quot;;[.E209]=&quot;&quot;);&quot;&quot;;[.D209]-[.E209])">
            <text:p/>
          </table:table-cell>
          <table:table-cell table:style-name="ce34" table:formula="of:=IF(OR([.H217]=&quot;&quot;;[.E209]=0);&quot;&quot;;ABS([.H217])/[.E20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0]=&quot;&quot;;[.E210]=&quot;&quot;);&quot;&quot;;[.D210]-[.E210])">
            <text:p/>
          </table:table-cell>
          <table:table-cell table:style-name="ce34" table:formula="of:=IF(OR([.H218]=&quot;&quot;;[.E210]=0);&quot;&quot;;ABS([.H218])/[.E21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1]=&quot;&quot;;[.E211]=&quot;&quot;);&quot;&quot;;[.D211]-[.E211])">
            <text:p/>
          </table:table-cell>
          <table:table-cell table:style-name="ce34" table:formula="of:=IF(OR([.H219]=&quot;&quot;;[.E211]=0);&quot;&quot;;ABS([.H219])/[.E21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2]=&quot;&quot;;[.E212]=&quot;&quot;);&quot;&quot;;[.D212]-[.E212])">
            <text:p/>
          </table:table-cell>
          <table:table-cell table:style-name="ce34" table:formula="of:=IF(OR([.H220]=&quot;&quot;;[.E212]=0);&quot;&quot;;ABS([.H220])/[.E21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3]=&quot;&quot;;[.E213]=&quot;&quot;);&quot;&quot;;[.D213]-[.E213])">
            <text:p/>
          </table:table-cell>
          <table:table-cell table:style-name="ce34" table:formula="of:=IF(OR([.H221]=&quot;&quot;;[.E213]=0);&quot;&quot;;ABS([.H221])/[.E21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4]=&quot;&quot;;[.E214]=&quot;&quot;);&quot;&quot;;[.D214]-[.E214])">
            <text:p/>
          </table:table-cell>
          <table:table-cell table:style-name="ce34" table:formula="of:=IF(OR([.H222]=&quot;&quot;;[.E214]=0);&quot;&quot;;ABS([.H222])/[.E21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5]=&quot;&quot;;[.E215]=&quot;&quot;);&quot;&quot;;[.D215]-[.E215])">
            <text:p/>
          </table:table-cell>
          <table:table-cell table:style-name="ce34" table:formula="of:=IF(OR([.H223]=&quot;&quot;;[.E215]=0);&quot;&quot;;ABS([.H223])/[.E21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6]=&quot;&quot;;[.E216]=&quot;&quot;);&quot;&quot;;[.D216]-[.E216])">
            <text:p/>
          </table:table-cell>
          <table:table-cell table:style-name="ce34" table:formula="of:=IF(OR([.H224]=&quot;&quot;;[.E216]=0);&quot;&quot;;ABS([.H224])/[.E21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7]=&quot;&quot;;[.E217]=&quot;&quot;);&quot;&quot;;[.D217]-[.E217])">
            <text:p/>
          </table:table-cell>
          <table:table-cell table:style-name="ce34" table:formula="of:=IF(OR([.H225]=&quot;&quot;;[.E217]=0);&quot;&quot;;ABS([.H225])/[.E21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8]=&quot;&quot;;[.E218]=&quot;&quot;);&quot;&quot;;[.D218]-[.E218])">
            <text:p/>
          </table:table-cell>
          <table:table-cell table:style-name="ce34" table:formula="of:=IF(OR([.H226]=&quot;&quot;;[.E218]=0);&quot;&quot;;ABS([.H226])/[.E21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19]=&quot;&quot;;[.E219]=&quot;&quot;);&quot;&quot;;[.D219]-[.E219])">
            <text:p/>
          </table:table-cell>
          <table:table-cell table:style-name="ce34" table:formula="of:=IF(OR([.H227]=&quot;&quot;;[.E219]=0);&quot;&quot;;ABS([.H227])/[.E21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0]=&quot;&quot;;[.E220]=&quot;&quot;);&quot;&quot;;[.D220]-[.E220])">
            <text:p/>
          </table:table-cell>
          <table:table-cell table:style-name="ce34" table:formula="of:=IF(OR([.H228]=&quot;&quot;;[.E220]=0);&quot;&quot;;ABS([.H228])/[.E22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1]=&quot;&quot;;[.E221]=&quot;&quot;);&quot;&quot;;[.D221]-[.E221])">
            <text:p/>
          </table:table-cell>
          <table:table-cell table:style-name="ce34" table:formula="of:=IF(OR([.H229]=&quot;&quot;;[.E221]=0);&quot;&quot;;ABS([.H229])/[.E22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2]=&quot;&quot;;[.E222]=&quot;&quot;);&quot;&quot;;[.D222]-[.E222])">
            <text:p/>
          </table:table-cell>
          <table:table-cell table:style-name="ce34" table:formula="of:=IF(OR([.H230]=&quot;&quot;;[.E222]=0);&quot;&quot;;ABS([.H230])/[.E22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3]=&quot;&quot;;[.E223]=&quot;&quot;);&quot;&quot;;[.D223]-[.E223])">
            <text:p/>
          </table:table-cell>
          <table:table-cell table:style-name="ce34" table:formula="of:=IF(OR([.H231]=&quot;&quot;;[.E223]=0);&quot;&quot;;ABS([.H231])/[.E22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4]=&quot;&quot;;[.E224]=&quot;&quot;);&quot;&quot;;[.D224]-[.E224])">
            <text:p/>
          </table:table-cell>
          <table:table-cell table:style-name="ce34" table:formula="of:=IF(OR([.H232]=&quot;&quot;;[.E224]=0);&quot;&quot;;ABS([.H232])/[.E22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5]=&quot;&quot;;[.E225]=&quot;&quot;);&quot;&quot;;[.D225]-[.E225])">
            <text:p/>
          </table:table-cell>
          <table:table-cell table:style-name="ce34" table:formula="of:=IF(OR([.H233]=&quot;&quot;;[.E225]=0);&quot;&quot;;ABS([.H233])/[.E22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6]=&quot;&quot;;[.E226]=&quot;&quot;);&quot;&quot;;[.D226]-[.E226])">
            <text:p/>
          </table:table-cell>
          <table:table-cell table:style-name="ce34" table:formula="of:=IF(OR([.H234]=&quot;&quot;;[.E226]=0);&quot;&quot;;ABS([.H234])/[.E22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7]=&quot;&quot;;[.E227]=&quot;&quot;);&quot;&quot;;[.D227]-[.E227])">
            <text:p/>
          </table:table-cell>
          <table:table-cell table:style-name="ce34" table:formula="of:=IF(OR([.H235]=&quot;&quot;;[.E227]=0);&quot;&quot;;ABS([.H235])/[.E22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8]=&quot;&quot;;[.E228]=&quot;&quot;);&quot;&quot;;[.D228]-[.E228])">
            <text:p/>
          </table:table-cell>
          <table:table-cell table:style-name="ce34" table:formula="of:=IF(OR([.H236]=&quot;&quot;;[.E228]=0);&quot;&quot;;ABS([.H236])/[.E22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29]=&quot;&quot;;[.E229]=&quot;&quot;);&quot;&quot;;[.D229]-[.E229])">
            <text:p/>
          </table:table-cell>
          <table:table-cell table:style-name="ce34" table:formula="of:=IF(OR([.H237]=&quot;&quot;;[.E229]=0);&quot;&quot;;ABS([.H237])/[.E22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0]=&quot;&quot;;[.E230]=&quot;&quot;);&quot;&quot;;[.D230]-[.E230])">
            <text:p/>
          </table:table-cell>
          <table:table-cell table:style-name="ce34" table:formula="of:=IF(OR([.H238]=&quot;&quot;;[.E230]=0);&quot;&quot;;ABS([.H238])/[.E23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1]=&quot;&quot;;[.E231]=&quot;&quot;);&quot;&quot;;[.D231]-[.E231])">
            <text:p/>
          </table:table-cell>
          <table:table-cell table:style-name="ce34" table:formula="of:=IF(OR([.H239]=&quot;&quot;;[.E231]=0);&quot;&quot;;ABS([.H239])/[.E23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2]=&quot;&quot;;[.E232]=&quot;&quot;);&quot;&quot;;[.D232]-[.E232])">
            <text:p/>
          </table:table-cell>
          <table:table-cell table:style-name="ce34" table:formula="of:=IF(OR([.H240]=&quot;&quot;;[.E232]=0);&quot;&quot;;ABS([.H240])/[.E23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3]=&quot;&quot;;[.E233]=&quot;&quot;);&quot;&quot;;[.D233]-[.E233])">
            <text:p/>
          </table:table-cell>
          <table:table-cell table:style-name="ce34" table:formula="of:=IF(OR([.H241]=&quot;&quot;;[.E233]=0);&quot;&quot;;ABS([.H241])/[.E23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4]=&quot;&quot;;[.E234]=&quot;&quot;);&quot;&quot;;[.D234]-[.E234])">
            <text:p/>
          </table:table-cell>
          <table:table-cell table:style-name="ce34" table:formula="of:=IF(OR([.H242]=&quot;&quot;;[.E234]=0);&quot;&quot;;ABS([.H242])/[.E234]*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5]=&quot;&quot;;[.E235]=&quot;&quot;);&quot;&quot;;[.D235]-[.E235])">
            <text:p/>
          </table:table-cell>
          <table:table-cell table:style-name="ce34" table:formula="of:=IF(OR([.H243]=&quot;&quot;;[.E235]=0);&quot;&quot;;ABS([.H243])/[.E235]*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6]=&quot;&quot;;[.E236]=&quot;&quot;);&quot;&quot;;[.D236]-[.E236])">
            <text:p/>
          </table:table-cell>
          <table:table-cell table:style-name="ce34" table:formula="of:=IF(OR([.H244]=&quot;&quot;;[.E236]=0);&quot;&quot;;ABS([.H244])/[.E236]*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table-cell table:style-name="ce34" table:formula="of:=IF(OR([.D237]=&quot;&quot;;[.E237]=&quot;&quot;);&quot;&quot;;[.D237]-[.E237])">
            <text:p/>
          </table:table-cell>
          <table:table-cell table:style-name="ce34" table:formula="of:=IF(OR([.H245]=&quot;&quot;;[.E237]=0);&quot;&quot;;ABS([.H245])/[.E237]*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number-columns-repeated="2"/>
          <table:table-cell table:style-name="ce34" table:formula="of:=IF(OR([.H246]=&quot;&quot;;[.E238]=0);&quot;&quot;;ABS([.H246])/[.E238]*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number-columns-repeated="2"/>
          <table:table-cell table:style-name="ce34" table:formula="of:=IF(OR([.H247]=&quot;&quot;;[.E239]=0);&quot;&quot;;ABS([.H247])/[.E239]*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number-columns-repeated="2"/>
          <table:table-cell table:style-name="ce34" table:formula="of:=IF(OR([.H248]=&quot;&quot;;[.E240]=0);&quot;&quot;;ABS([.H248])/[.E240]*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number-columns-repeated="2"/>
          <table:table-cell table:style-name="ce34" table:formula="of:=IF(OR([.H249]=&quot;&quot;;[.E241]=0);&quot;&quot;;ABS([.H249])/[.E241]*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number-columns-repeated="2"/>
          <table:table-cell table:style-name="ce34" table:formula="of:=IF(OR([.H250]=&quot;&quot;;[.E242]=0);&quot;&quot;;ABS([.H250])/[.E242]*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number-columns-repeated="2"/>
          <table:table-cell table:style-name="ce34" table:formula="of:=IF(OR([.H251]=&quot;&quot;;[.E243]=0);&quot;&quot;;ABS([.H251])/[.E243]*100)">
            <text:p/>
          </table:table-cell>
          <table:table-cell table:number-columns-repeated="1015"/>
        </table:table-row>
        <table:table-row table:style-name="ro9">
          <table:table-cell/>
          <table:table-cell table:content-validation-name="val1"/>
          <table:table-cell table:number-columns-repeated="3"/>
          <table:table-cell table:style-name="ce27" table:content-validation-name="val2"/>
          <table:table-cell table:number-columns-repeated="2"/>
          <table:table-cell table:style-name="ce34" table:formula="of:=IF(OR([.H252]=&quot;&quot;;[.E244]=0);&quot;&quot;;ABS([.H252])/[.E244]*100)">
            <text:p/>
          </table:table-cell>
          <table:table-cell table:number-columns-repeated="1015"/>
        </table:table-row>
        <table:table-row table:style-name="ro9" table:number-rows-repeated="65272">
          <table:table-cell/>
          <table:table-cell table:content-validation-name="val1"/>
          <table:table-cell table:number-columns-repeated="3"/>
          <table:table-cell table:style-name="ce27" table:content-validation-name="val2"/>
          <table:table-cell table:number-columns-repeated="1018"/>
        </table:table-row>
        <table:table-row table:style-name="ro9" table:number-rows-repeated="983050">
          <table:table-cell table:number-columns-repeated="1024"/>
        </table:table-row>
        <table:table-row table:style-name="ro10">
          <table:table-cell table:number-columns-repeated="1024"/>
        </table:table-row>
        <table:table-row table:style-name="ro10">
          <table:table-cell table:number-columns-repeated="1024"/>
        </table:table-row>
        <calcext:conditional-formats>
          <calcext:conditional-format calcext:target-range-address="Status.F27:Status.F38 Status.F40:Status.F47 Status.F49:Status.F65524 Status.F5:Status.F25">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6:Status.F26">
            <calcext:condition calcext:apply-style-name="Excel_CondFormat_2_2_1" calcext:value="=&quot;Delayed&quot;" calcext:base-cell-address="Status.F26"/>
            <calcext:condition calcext:apply-style-name="Excel_CondFormat_2_2_2" calcext:value="=&quot;Done&quot;" calcext:base-cell-address="Status.F26"/>
            <calcext:condition calcext:apply-style-name="Excel_CondFormat_2_2_3" calcext:value="=&quot;Ongoing&quot;" calcext:base-cell-address="Status.F26"/>
          </calcext:conditional-format>
          <calcext:conditional-format calcext:target-range-address="Status.F39:Status.F39">
            <calcext:condition calcext:apply-style-name="Excel_CondFormat_2_3_1" calcext:value="=&quot;Delayed&quot;" calcext:base-cell-address="Status.F39"/>
            <calcext:condition calcext:apply-style-name="Excel_CondFormat_2_3_2" calcext:value="=&quot;Done&quot;" calcext:base-cell-address="Status.F39"/>
            <calcext:condition calcext:apply-style-name="Excel_CondFormat_2_3_3" calcext:value="=&quot;Ongoing&quot;" calcext:base-cell-address="Status.F39"/>
          </calcext:conditional-format>
          <calcext:conditional-format calcext:target-range-address="Status.F48:Status.F48">
            <calcext:condition calcext:apply-style-name="Excel_CondFormat_2_4_1" calcext:value="=&quot;Delayed&quot;" calcext:base-cell-address="Status.F48"/>
            <calcext:condition calcext:apply-style-name="Excel_CondFormat_2_4_2" calcext:value="=&quot;Done&quot;" calcext:base-cell-address="Status.F48"/>
            <calcext:condition calcext:apply-style-name="Excel_CondFormat_2_4_3" calcext:value="=&quot;Ongoing&quot;" calcext:base-cell-address="Status.F4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1">00/00/0000</text:date>, <text:time style:data-style-name="N2" text:time-value="14:41:45.569797701">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10-3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10-31">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10-31T15:00:44.448865511</dc:date>
    <meta:print-date>2003-11-22T00:06:36</meta:print-date>
    <meta:editing-duration>PT47M48S</meta:editing-duration>
    <meta:editing-cycles>5</meta:editing-cycles>
    <meta:generator>LibreOffice/5.1.4.2$Linux_X86_64 LibreOffice_project/10m0$Build-2</meta:generator>
    <meta:document-statistic meta:table-count="2" meta:cell-count="784" meta:object-count="0"/>
  </office:meta>
</office:document-meta>
</file>